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Noto Sans" svg:font-family="'Noto Sans'" style:font-family-generic="swiss"/>
    <style:font-face style:name="Noto Sans1" svg:font-family="'Noto Sans'"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master-page-name="Converted1">
      <style:table-properties style:width="4in" fo:margin-top="0.2in" fo:margin-bottom="0in" style:page-number="auto" table:align="center" style:writing-mode="lr-tb"/>
    </style:style>
    <style:style style:name="Table1.A" style:family="table-column">
      <style:table-column-properties style:column-width="4in"/>
    </style:style>
    <style:style style:name="Table1.1" style:family="table-row">
      <style:table-row-properties fo:keep-together="auto"/>
    </style:style>
    <style:style style:name="Table1.A1" style:family="table-cell">
      <style:table-cell-properties fo:padding="0in" fo:border="none"/>
    </style:style>
    <style:style style:name="Table3" style:family="table" style:master-page-name="_36_x9_5f_book_5f_body">
      <style:table-properties style:width="2.375in" style:rel-width="50%" style:page-number="auto" fo:break-before="page" table:align="center" style:writing-mode="lr-tb"/>
    </style:style>
    <style:style style:name="Table3.A" style:family="table-column">
      <style:table-column-properties style:column-width="2.375in" style:rel-column-width="3600*"/>
    </style:style>
    <style:style style:name="Table3.A1" style:family="table-cell">
      <style:table-cell-properties style:writing-mode="page"/>
    </style:style>
    <style:style style:name="Table2" style:family="table">
      <style:table-properties style:width="3.8in" style:rel-width="80%" fo:break-before="page" table:align="center" style:writing-mode="lr-tb"/>
    </style:style>
    <style:style style:name="Table2.A" style:family="table-column">
      <style:table-column-properties style:column-width="3.8in" style:rel-column-width="5472*"/>
    </style:style>
    <style:style style:name="Table2.A1" style:family="table-cell">
      <style:table-cell-properties style:writing-mode="page"/>
    </style:style>
    <style:style style:name="Table4" style:family="table">
      <style:table-properties style:width="3.8in" style:rel-width="80%" fo:break-before="page" table:align="center" style:writing-mode="lr-tb"/>
    </style:style>
    <style:style style:name="Table4.A" style:family="table-column">
      <style:table-column-properties style:column-width="3.8in" style:rel-column-width="5472*"/>
    </style:style>
    <style:style style:name="Table4.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CSP_20_-_20_Front_20_Matter_20_Body_20_Text">
      <style:paragraph-properties fo:text-align="end" style:justify-single-word="false"/>
    </style:style>
    <style:style style:name="P3" style:family="paragraph" style:parent-style-name="Preformatted_20_Text">
      <style:paragraph-properties fo:text-align="end" style:justify-single-word="false"/>
    </style:style>
    <style:style style:name="P4" style:family="paragraph" style:parent-style-name="Standard">
      <style:paragraph-properties fo:margin-top="0in" fo:margin-bottom="0.139in" style:contextual-spacing="false" fo:line-height="115%" fo:text-align="justify" style:justify-single-word="false" fo:orphans="0" fo:widows="0" fo:hyphenation-ladder-count="no-limit" style:punctuation-wrap="simple" style:writing-mode="lr-tb"/>
      <style:text-properties fo:language="en" fo:country="US" fo:hyphenate="false" fo:hyphenation-remain-char-count="2" fo:hyphenation-push-char-count="2" loext:hyphenation-no-caps="false"/>
    </style:style>
    <style:style style:name="P5" style:family="paragraph" style:parent-style-name="CSP_20_-_20_Front_20_Matter_20_Body_20_Text">
      <style:text-properties fo:language="en" fo:country="US" fo:font-style="italic" style:font-style-asian="italic" style:font-style-complex="italic"/>
    </style:style>
    <style:style style:name="P6" style:family="paragraph" style:parent-style-name="CSP_20_-_20_Front_20_Matter_20_Body_20_Text">
      <style:paragraph-properties fo:text-align="center" style:justify-single-word="false" fo:orphans="0" fo:widows="0"/>
      <style:text-properties fo:language="en" fo:country="US" fo:font-style="italic" style:font-style-asian="italic" style:font-style-complex="italic"/>
    </style:style>
    <style:style style:name="P7" style:family="paragraph" style:parent-style-name="CSP_20_-_20_Front_20_Matter_20_Body_20_Text">
      <style:paragraph-properties fo:break-before="page"/>
      <style:text-properties fo:language="en" fo:country="US" fo:font-style="italic" style:font-style-asian="italic" style:font-style-complex="italic"/>
    </style:style>
    <style:style style:name="P8" style:family="paragraph" style:parent-style-name="CSP_20_-_20_Front_20_Matter_20_Body_20_Text">
      <style:paragraph-properties fo:text-align="center" style:justify-single-word="false" fo:orphans="0" fo:widows="0"/>
      <style:text-properties fo:language="en" fo:country="US"/>
    </style:style>
    <style:style style:name="P9" style:family="paragraph" style:parent-style-name="Preformatted_20_Text">
      <style:paragraph-properties fo:text-align="center" style:justify-single-word="false"/>
      <style:text-properties fo:language="en" fo:country="US"/>
    </style:style>
    <style:style style:name="P10" style:family="paragraph" style:parent-style-name="Preformatted_20_Text">
      <style:text-properties fo:language="en" fo:country="US"/>
    </style:style>
    <style:style style:name="P11" style:family="paragraph" style:parent-style-name="Text_20_body">
      <style:paragraph-properties fo:break-before="page"/>
      <style:text-properties fo:language="en" fo:country="US"/>
    </style:style>
    <style:style style:name="P12" style:family="paragraph" style:parent-style-name="Text_20_body">
      <style:text-properties fo:language="en" fo:country="US"/>
    </style:style>
    <style:style style:name="P13" style:family="paragraph" style:parent-style-name="Text_20_body">
      <style:paragraph-properties fo:text-align="end" style:justify-single-word="false"/>
      <style:text-properties fo:language="en" fo:country="US"/>
    </style:style>
    <style:style style:name="P14" style:family="paragraph" style:parent-style-name="CSP_20_-_20_Front_20_Matter_20_Body_20_Text">
      <style:paragraph-properties fo:text-align="end" style:justify-single-word="false" style:writing-mode="lr-tb"/>
      <style:text-properties fo:language="en" fo:country="US"/>
    </style:style>
    <style:style style:name="P15" style:family="paragraph" style:parent-style-name="CSP_20_-_20_Front_20_Matter_20_Body_20_Text">
      <style:paragraph-properties fo:text-align="start" style:justify-single-word="false" style:writing-mode="lr-tb"/>
      <style:text-properties fo:language="en" fo:country="US"/>
    </style:style>
    <style:style style:name="P16" style:family="paragraph" style:parent-style-name="CSP_20_-_20_Chapter_20_Body_20_Text">
      <style:paragraph-properties style:writing-mode="lr-tb"/>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line-height="150%" fo:text-align="justify" style:justify-single-word="false" fo:hyphenation-ladder-count="no-limit"/>
      <style:text-properties fo:language="en" fo:country="US" fo:hyphenate="false" fo:hyphenation-remain-char-count="2" fo:hyphenation-push-char-count="2" loext:hyphenation-no-caps="false"/>
    </style:style>
    <style:style style:name="P19" style:family="paragraph" style:parent-style-name="CSP_20_-_20_Chapter_20_Body_20_Text">
      <style:paragraph-properties fo:margin-left="0in" fo:margin-right="0in" fo:margin-top="0in" fo:margin-bottom="0in" style:contextual-spacing="false" style:line-height-at-least="0.0693in" fo:text-align="justify" style:justify-single-word="false" fo:text-indent="0.2in" style:auto-text-indent="false" style:writing-mode="lr-tb"/>
      <style:text-properties fo:language="en" fo:country="US"/>
    </style:style>
    <style:style style:name="P20" style:family="paragraph" style:parent-style-name="Standard">
      <style:paragraph-properties fo:margin-top="0in" fo:margin-bottom="0in" style:contextual-spacing="false" style:line-height-at-least="0.0693in" fo:text-align="center" style:justify-single-word="false" style:writing-mode="lr-tb"/>
      <style:text-properties fo:language="en" fo:country="US"/>
    </style:style>
    <style:style style:name="P21" style:family="paragraph" style:parent-style-name="Horizontal_20_Line">
      <style:paragraph-properties fo:margin-top="0in" fo:margin-bottom="0.1965in" style:contextual-spacing="false" fo:padding="0in" fo:border-left="none" fo:border-right="none" fo:border-top="none" fo:border-bottom="0.74pt solid #000000" text:number-lines="false" text:line-number="0" style:writing-mode="lr-tb"/>
      <style:text-properties fo:language="en" fo:country="US"/>
    </style:style>
    <style:style style:name="P22" style:family="paragraph" style:parent-style-name="Horizontal_20_Line">
      <style:text-properties fo:language="en" fo:country="US"/>
    </style:style>
    <style:style style:name="P23" style:family="paragraph" style:parent-style-name="Subtitle">
      <style:text-properties fo:language="en" fo:country="US"/>
    </style:style>
    <style:style style:name="P24" style:family="paragraph" style:parent-style-name="Title">
      <style:text-properties fo:language="en" fo:country="US"/>
    </style:style>
    <style:style style:name="P25" style:family="paragraph" style:parent-style-name="CSP_20_-_20_Front_20_Matter_20_Body_20_Text">
      <style:paragraph-properties fo:text-align="center" style:justify-single-word="false" fo:orphans="0" fo:widows="0"/>
      <style:text-properties style:font-name="Liberation Mono1" fo:font-size="18pt" fo:language="en" fo:country="US" style:font-size-asian="18pt" style:font-name-complex="Garamond1" style:font-size-complex="18pt"/>
    </style:style>
    <style:style style:name="P26" style:family="paragraph" style:parent-style-name="Standard">
      <style:paragraph-properties fo:margin-top="0in" fo:margin-bottom="0.1945in" style:contextual-spacing="false" style:line-height-at-least="0.0693in" fo:text-align="center" style:justify-single-word="false" style:writing-mode="lr-tb"/>
      <style:text-properties style:font-name="Liberation Mono1" fo:font-size="18pt" fo:language="en" fo:country="US" style:font-size-asian="18pt" style:font-name-complex="Garamond1" style:font-size-complex="18pt"/>
    </style:style>
    <style:style style:name="P27" style:family="paragraph" style:parent-style-name="Standard">
      <style:paragraph-properties fo:margin-top="0in" fo:margin-bottom="0.1945in" style:contextual-spacing="false" style:line-height-at-least="0.0693in" fo:orphans="0" fo:widows="0" style:writing-mode="lr-tb"/>
      <style:text-properties style:font-name="Liberation Mono1" fo:font-size="18pt" fo:language="en" fo:country="US" style:font-size-asian="18pt" style:font-name-complex="Garamond1" style:font-size-complex="18pt"/>
    </style:style>
    <style:style style:name="P28" style:family="paragraph" style:parent-style-name="Text_20_body">
      <style:text-properties style:font-name="Liberation Mono1" fo:font-size="16pt" fo:language="en" fo:country="US" style:font-size-asian="16pt" style:font-size-complex="16pt"/>
    </style:style>
    <style:style style:name="P29" style:family="paragraph" style:parent-style-name="Standard">
      <style:paragraph-properties fo:line-height="150%" style:writing-mode="lr-tb"/>
      <style:text-properties style:font-name="Liberation Mono1" fo:font-size="16pt" fo:language="en" fo:country="US" fo:font-weight="normal" style:font-size-asian="16pt" style:font-weight-asian="normal" style:font-size-complex="16pt" style:font-weight-complex="normal"/>
    </style:style>
    <style:style style:name="P30" style:family="paragraph" style:parent-style-name="Text_20_body">
      <style:text-properties style:font-name="Liberation Mono1" fo:font-size="20pt" fo:language="en" fo:country="US" style:font-size-asian="20pt" style:font-size-complex="20pt"/>
    </style:style>
    <style:style style:name="P31" style:family="paragraph" style:parent-style-name="Standard">
      <style:paragraph-properties fo:margin-top="0in" fo:margin-bottom="0in" style:contextual-spacing="false" style:line-height-at-least="0.0693in" fo:text-align="center" style:justify-single-word="false" style:writing-mode="lr-tb"/>
      <style:text-properties style:font-name="Liberation Mono1" fo:font-size="12pt" fo:language="en" fo:country="US" fo:font-style="italic" style:font-size-asian="12pt" style:font-style-asian="italic" style:font-name-complex="Garamond1" style:font-size-complex="12pt" style:font-style-complex="italic"/>
    </style:style>
    <style:style style:name="P32" style:family="paragraph" style:parent-style-name="Text_20_body">
      <style:paragraph-properties fo:break-before="page"/>
    </style:style>
    <style:style style:name="P33" style:family="paragraph" style:parent-style-name="CSP_20_-_20_Front_20_Matter_20_Body_20_Text">
      <style:paragraph-properties fo:break-before="page"/>
    </style:style>
    <style:style style:name="P34" style:family="paragraph" style:parent-style-name="Preformatted_20_Text">
      <style:paragraph-properties fo:break-before="page"/>
      <style:text-properties fo:font-size="16pt" fo:language="en" fo:country="US" style:font-size-asian="16pt" style:font-size-complex="16pt"/>
    </style:style>
    <style:style style:name="P35" style:family="paragraph" style:parent-style-name="Standard">
      <style:text-properties style:font-name="Liberation Mono" fo:font-size="16pt" fo:language="en" fo:country="US" style:font-size-asian="14pt" style:font-size-complex="16pt"/>
    </style:style>
    <style:style style:name="P36" style:family="paragraph" style:parent-style-name="Standard">
      <style:text-properties style:font-name="Liberation Mono" fo:font-size="16pt" style:font-size-asian="14pt" style:font-size-complex="16pt"/>
    </style:style>
    <style:style style:name="P37" style:family="paragraph" style:parent-style-name="CSP_20_-_20_Front_20_Matter_20_Body_20_Text">
      <style:paragraph-properties fo:margin-top="0in" fo:margin-bottom="0in" style:contextual-spacing="false" style:line-height-at-least="0.0693in"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2"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38" style:family="paragraph" style:parent-style-name="CSP_20_-_20_Front_20_Matter_20_Body_20_Text">
      <style:paragraph-properties fo:margin-top="0in" fo:margin-bottom="0in" style:contextual-spacing="false" style:line-height-at-least="0.0693in" fo:text-align="end" style:justify-single-word="false" fo:orphans="0" fo:widows="0" fo:hyphenation-ladder-count="no-limit" style:punctuation-wrap="simple" style:writing-mode="lr-tb">
        <style:tab-stops>
          <style:tab-stop style:position="0.4925in"/>
        </style:tab-stops>
      </style:paragraph-properties>
      <style:text-properties style:use-window-font-color="true" loext:opacity="0%" style:font-name="Garamond" fo:font-size="11pt" style:letter-kerning="true" style:font-name-asian="Calibri2" style:font-size-asian="11pt" style:language-asian="zh" style:country-asian="CN" style:font-name-complex="Garamond1" style:font-size-complex="11pt" style:language-complex="ar" style:country-complex="SA" style:font-style-complex="italic" fo:hyphenate="false" fo:hyphenation-remain-char-count="2" fo:hyphenation-push-char-count="2" loext:hyphenation-no-caps="false"/>
    </style:style>
    <style:style style:name="P39" style:family="paragraph" style:parent-style-name="Contents_20_1">
      <style:paragraph-properties>
        <style:tab-stops>
          <style:tab-stop style:position="5in" style:type="right" style:leader-style="dotted" style:leader-text="."/>
        </style:tab-stops>
      </style:paragraph-properties>
    </style:style>
    <style:style style:name="P40" style:family="paragraph" style:parent-style-name="Contents_20_2">
      <style:paragraph-properties>
        <style:tab-stops>
          <style:tab-stop style:position="5in" style:type="right" style:leader-style="dotted" style:leader-text="."/>
        </style:tab-stops>
      </style:paragraph-properties>
    </style:style>
    <style:style style:name="P41" style:family="paragraph" style:parent-style-name="CSP_20_-_20_Front_20_Matter_20_Body_20_Text" style:master-page-name="Converted1">
      <style:paragraph-properties style:page-number="auto"/>
    </style:style>
    <style:style style:name="P42" style:family="paragraph" style:parent-style-name="Contents_20_Heading" style:master-page-name="_36_x9_5f_default_5f_blank_5f_page">
      <style:paragraph-properties style:page-number="auto"/>
    </style:style>
    <style:style style:name="P43" style:family="paragraph">
      <style:paragraph-properties style:writing-mode="lr-tb"/>
    </style:style>
    <style:style style:name="P44" style:family="paragraph" style:parent-style-name="Header_20_left">
      <style:paragraph-properties style:writing-mode="lr-tb"/>
    </style:style>
    <style:style style:name="P45" style:family="paragraph" style:parent-style-name="Header_20_right">
      <style:paragraph-properties fo:text-align="end" style:justify-single-word="false"/>
    </style:style>
    <style:style style:name="P46" style:family="paragraph" style:parent-style-name="Heading_20_1" style:master-page-name="_36_x9_5f_book_5f_body">
      <style:paragraph-properties style:page-number="1"/>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fo:language="en" fo:country="US"/>
    </style:style>
    <style:style style:name="P49" style:family="paragraph" style:parent-style-name="Heading_20_1">
      <style:text-properties fo:language="en" fo:country="US"/>
    </style:style>
    <style:style style:name="P50" style:family="paragraph" style:parent-style-name="Heading_20_2">
      <style:paragraph-properties fo:break-before="page"/>
    </style:style>
    <style:style style:name="P5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DejaVu Sans" fo:font-size="10pt" fo:language="en" fo:country="US" style:font-name-asian="DejaVu Sans1" style:font-size-asian="10pt" style:font-name-complex="DejaVu Sans1" style:font-size-complex="10pt"/>
    </style:style>
    <style:style style:name="T2" style:family="text">
      <style:text-properties style:font-name="DejaVu Sans" fo:font-size="10pt" style:font-size-asian="10pt" style:font-size-complex="10pt"/>
    </style:style>
    <style:style style:name="T3" style:family="text">
      <style:text-properties style:font-name="DejaVu Sans" fo:font-size="10pt" style:font-name-asian="DejaVu Sans1" style:font-size-asian="10pt" style:font-name-complex="DejaVu Sans1" style:font-size-complex="10pt"/>
    </style:style>
    <style:style style:name="T4" style:family="text">
      <style:text-properties style:use-window-font-color="true" loext:opacity="0%" style:font-name="DejaVu Sans" fo:font-size="10pt" style:letter-kerning="true" style:font-name-asian="DejaVu Sans1" style:font-size-asian="10pt" style:language-asian="zh" style:country-asian="CN" style:font-name-complex="DejaVu Sans1" style:font-size-complex="10pt" style:language-complex="ar" style:country-complex="SA"/>
    </style:style>
    <style:style style:name="T5" style:family="text">
      <style:text-properties style:use-window-font-color="true" loext:opacity="0%" style:font-name="DejaVu Sans" fo:font-size="10pt" officeooo:rsid="0000f3ed" style:letter-kerning="true" style:font-name-asian="DejaVu Sans1" style:font-size-asian="10pt" style:language-asian="zh" style:country-asian="CN" style:font-name-complex="DejaVu Sans1" style:font-size-complex="10pt" style:language-complex="ar" style:country-complex="SA"/>
    </style:style>
    <style:style style:name="T6" style:family="text">
      <style:text-properties style:font-name="Liberation Mono1" fo:font-size="16pt" style:font-size-asian="16pt" style:font-size-complex="16pt"/>
    </style:style>
    <style:style style:name="T7" style:family="text">
      <style:text-properties style:font-name="Liberation Mono1" fo:font-size="16pt" fo:font-style="italic" style:font-size-asian="16pt" style:font-style-asian="italic" style:font-size-complex="16pt"/>
    </style:style>
    <style:style style:name="T8" style:family="text">
      <style:text-properties style:font-name="Liberation Mono1" fo:font-size="16pt" fo:font-style="italic" style:font-size-asian="16pt" style:font-style-asian="italic" style:font-size-complex="16pt" style:font-style-complex="italic"/>
    </style:style>
    <style:style style:name="T9" style:family="text">
      <style:text-properties style:font-name="Liberation Mono1" fo:font-size="16pt" fo:language="en" fo:country="US" style:font-size-asian="16pt" style:font-size-complex="16pt"/>
    </style:style>
    <style:style style:name="T10" style:family="text">
      <style:text-properties style:font-name="Liberation Mono1" fo:font-size="16pt" fo:language="en" fo:country="US" fo:font-weight="normal" style:font-size-asian="16pt" style:font-weight-asian="normal" style:font-size-complex="16pt" style:font-weight-complex="normal"/>
    </style:style>
    <style:style style:name="T11" style:family="text">
      <style:text-properties fo:font-size="16pt" style:font-size-asian="16pt" style:font-size-complex="16pt"/>
    </style:style>
    <style:style style:name="T12" style:family="text">
      <style:text-properties fo:font-size="16pt" fo:font-style="italic" style:font-size-asian="16pt" style:font-style-asian="italic" style:font-size-complex="16pt" style:font-style-complex="italic"/>
    </style:style>
    <style:style style:name="T13" style:family="text">
      <style:text-properties fo:font-size="16pt" fo:language="en" fo:country="US" style:font-size-asian="16pt" style:font-size-complex="16pt"/>
    </style:style>
    <style:style style:name="T14" style:family="text">
      <style:text-properties fo:font-size="16pt" fo:language="en" fo:country="US" fo:font-style="italic" style:font-size-asian="16pt" style:font-style-asian="italic" style:font-size-complex="16pt" style:font-style-complex="italic"/>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weight="normal" style:font-weight-asian="normal" style:font-weight-complex="normal"/>
    </style:style>
    <style:style style:name="T18" style:family="text">
      <style:text-properties fo:language="en" fo:country="US"/>
    </style:style>
    <style:style style:name="T19" style:family="text">
      <style:text-properties style:font-name="Arial" fo:font-size="16pt" fo:font-style="italic" style:font-size-asian="16pt" style:font-style-asian="italic" style:font-size-complex="16pt"/>
    </style:style>
    <style:style style:name="T20" style:family="text">
      <style:text-properties style:font-name="Arial" fo:font-size="16pt" style:font-size-asian="16pt" style:font-size-complex="16pt"/>
    </style:style>
    <style:style style:name="T21" style:family="text">
      <style:text-properties style:language-asian="zh" style:country-asian="CN" style:language-complex="ar" style:country-complex="SA"/>
    </style:style>
    <style:style style:name="T22" style:family="text">
      <style:text-properties style:use-window-font-color="true" loext:opacity="0%" style:text-outline="false" style:text-line-through-style="none" style:text-line-through-typ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1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style:use-window-font-color="true" loext:opacity="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1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Horizontal_20_Line"/>
      <text:p text:style-name="P24">Mental Dimensions</text:p>
      <text:p text:style-name="P23">Tales of Fantasy for a New Generation</text:p>
      <text:p text:style-name="P20"/>
      <text:p text:style-name="P31">2nd Edition</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6">Andrew G. Alt</text:p>
      <text:p text:style-name="P22"/>
      <table:table table:name="Table1" table:style-name="Table1">
        <table:table-column table:style-name="Table1.A"/>
        <table:table-row table:style-name="Table1.1">
          <table:table-cell table:style-name="Table1.A1" office:value-type="string">
            <text:p text:style-name="P8">Mental Dimensions</text:p>
            <text:p text:style-name="P8">Tales of Fantasy for a New Generation</text:p>
            <text:p text:style-name="P25"/>
            <text:p text:style-name="P8">First paperback edition published in 2014</text:p>
            <text:p text:style-name="P25"/>
            <text:p text:style-name="P8">This edition first published in 2022</text:p>
            <text:p text:style-name="P25"/>
            <text:p text:style-name="P8">ISBN-13: 9798809557115</text:p>
            <text:p text:style-name="P25"/>
            <text:p text:style-name="P8">Copyright © 2014 by Andrew G. Alt</text:p>
            <text:p text:style-name="P8">All rights reserved</text:p>
            <text:p text:style-name="P25"/>
            <text:p text:style-name="P8">Web site: http://mentaldimensions.net/</text:p>
            <text:p text:style-name="P27"/>
            <text:p text:style-name="P6">This book is a work of fiction. Names, characters, locations, and <text:s text:c="2"/>incidents are products of the author’s imagination. Any resemblance to actual events or places or persons, living or dead, is coincidental.</text:p>
          </table:table-cell>
        </table:table-row>
      </table:table>
      <text:p text:style-name="P5"/>
      <text:p text:style-name="P7"/>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Contents</text:p>
          </text:index-title>
          <text:p text:style-name="P39"><text:a xlink:type="simple" xlink:href="#__RefHeading___Toc1071_3424433527" text:style-name="Index_20_Link" text:visited-style-name="Index_20_Link">Hovering on the Winds of Thought<text:tab/>1</text:a></text:p>
          <text:p text:style-name="P39"><text:a xlink:type="simple" xlink:href="#__RefHeading___Toc1073_3424433527" text:style-name="Index_20_Link" text:visited-style-name="Index_20_Link">The Search for the Enchanted Balls<text:tab/>4</text:a></text:p>
          <text:p text:style-name="P39"><text:a xlink:type="simple" xlink:href="#__RefHeading___Toc1075_3424433527" text:style-name="Index_20_Link" text:visited-style-name="Index_20_Link">The Obedient Parents<text:tab/>21</text:a></text:p>
          <text:p text:style-name="P39"><text:a xlink:type="simple" xlink:href="#__RefHeading___Toc1077_3424433527" text:style-name="Index_20_Link" text:visited-style-name="Index_20_Link">James's Love<text:tab/>30</text:a></text:p>
          <text:p text:style-name="P39"><text:a xlink:type="simple" xlink:href="#__RefHeading___Toc1079_3424433527" text:style-name="Index_20_Link" text:visited-style-name="Index_20_Link">The Grasshopper and the the Cliff<text:tab/>35</text:a></text:p>
          <text:p text:style-name="P39"><text:a xlink:type="simple" xlink:href="#__RefHeading___Toc1081_3424433527" text:style-name="Index_20_Link" text:visited-style-name="Index_20_Link">The Problematic 6000<text:tab/>38</text:a></text:p>
          <text:p text:style-name="P39"><text:a xlink:type="simple" xlink:href="#__RefHeading___Toc2398_2856428111" text:style-name="Index_20_Link" text:visited-style-name="Index_20_Link">The Pebble<text:tab/>50</text:a></text:p>
          <text:p text:style-name="P39"><text:a xlink:type="simple" xlink:href="#__RefHeading___Toc1083_3424433527" text:style-name="Index_20_Link" text:visited-style-name="Index_20_Link">The Camel in the Desert<text:tab/>52</text:a></text:p>
          <text:p text:style-name="P39"><text:a xlink:type="simple" xlink:href="#__RefHeading___Toc1085_3424433527" text:style-name="Index_20_Link" text:visited-style-name="Index_20_Link">The Magic Brain<text:tab/>55</text:a></text:p>
          <text:p text:style-name="P39"><text:a xlink:type="simple" xlink:href="#__RefHeading___Toc2256_1999902834" text:style-name="Index_20_Link" text:visited-style-name="Index_20_Link">The Wall<text:tab/>62</text:a></text:p>
          <text:p text:style-name="P39"><text:a xlink:type="simple" xlink:href="#__RefHeading___Toc1087_3424433527" text:style-name="Index_20_Link" text:visited-style-name="Index_20_Link">The Prisoner<text:tab/>67</text:a></text:p>
          <text:p text:style-name="P39"><text:a xlink:type="simple" xlink:href="#__RefHeading___Toc1089_3424433527" text:style-name="Index_20_Link" text:visited-style-name="Index_20_Link">The Blind Man and His Neighbors<text:tab/>72</text:a></text:p>
          <text:p text:style-name="P39"><text:a xlink:type="simple" xlink:href="#__RefHeading___Toc1711_1886852073" text:style-name="Index_20_Link" text:visited-style-name="Index_20_Link">Glass Prison<text:tab/>77</text:a></text:p>
          <text:p text:style-name="P39"><text:a xlink:type="simple" xlink:href="#__RefHeading___Toc2588_2856428111" text:style-name="Index_20_Link" text:visited-style-name="Index_20_Link">A Shared Ending<text:tab/>79</text:a></text:p>
          <text:p text:style-name="P39"><text:a xlink:type="simple" xlink:href="#__RefHeading___Toc1093_3424433527" text:style-name="Index_20_Link" text:visited-style-name="Index_20_Link">Mount Solation<text:tab/>93</text:a></text:p>
          <text:p text:style-name="P39"><text:a xlink:type="simple" xlink:href="#__RefHeading___Toc2266_1999902834" text:style-name="Index_20_Link" text:visited-style-name="Index_20_Link">Damned Tears<text:tab/>101</text:a></text:p>
          <text:p text:style-name="P39"><text:a xlink:type="simple" xlink:href="#__RefHeading___Toc1095_3424433527" text:style-name="Index_20_Link" text:visited-style-name="Index_20_Link">The Money Trees<text:tab/>104</text:a></text:p>
          <text:p text:style-name="P40"><text:a xlink:type="simple" xlink:href="#__RefHeading___Toc2061_1986596236" text:style-name="Index_20_Link" text:visited-style-name="Index_20_Link">Acknowledgments<text:tab/>120</text:a></text:p>
        </text:index-body>
      </text:table-of-content>
      <text:p text:style-name="P5"/>
      <text:p text:style-name="P7"/>
      <text:p text:style-name="P41"/>
      <text:p text:style-name="P33">To all the marginalized people and groups in the world who have been victims of injustice.</text:p>
      <text:p text:style-name="Standard"/>
      <text:h text:style-name="P46" text:outline-level="1"><text:bookmark-start text:name="__RefHeading___Toc1071_3424433527"/>Hovering on the Winds of Thought<text:bookmark-end text:name="__RefHeading___Toc1071_3424433527"/></text:h>
      <text:p text:style-name="P17"/>
      <text:p text:style-name="Text_20_body"><text:span text:style-name="T13">A lonely time ago, a </text:span><text:span text:style-name="Emphasis"><text:span text:style-name="T13">space</text:span></text:span><text:span text:style-name="T13"> was hovering in the mist formed by the winds of thought. The </text:span><text:span text:style-name="Emphasis"><text:span text:style-name="T13">space</text:span></text:span><text:span text:style-name="T13"> had no other purpose. One day, it realized it could do more than only hover, so decided to fly swiftly through the mist to find a purpose.</text:span></text:p>
      <text:p text:style-name="Text_20_body"><text:span text:style-name="T13">After an immeasurable amount of time, the </text:span><text:span text:style-name="Emphasis"><text:span text:style-name="T13">space</text:span></text:span><text:span text:style-name="T13"> landed between some vowels. Although they didn't mind associating with the </text:span><text:span text:style-name="T14">space</text:span><text:span text:style-name="T13">,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Text_20_body"><text:span text:style-name="T13">Without warning, commas and periods began dripping from the sky. The</text:span><text:span text:style-name="Emphasis"><text:span text:style-name="T13"> space</text:span></text:span><text:span text:style-name="T13">, the vowels, the consonants, the commas, and the periods delightfully joined together and soon gave birth to a healthy, well-formed sentence. The sentence grew up and became a handsome, in</text:span><text:soft-page-break/><text:span text:style-name="T13">dented paragraph. Then the mist evaporated and gracefully waved goodbye to its former guests.</text:span></text:p>
      <text:p text:style-name="Text_20_body">Fully developed chapters eagerly sprouted from the sentences and gently caressed all the characters that had joined together. As the chapters aged, a book lovingly wrapped around them, giving them shelter from dangerous erasers, wet and fiery storms, and anything else that might disrupt their <text:s/>cohesion. A quickly-passing thought transformed into a title and rested upon the face of the book. The title found comfort upon its new bed and happily decided to remain.</text:p>
      <text:p text:style-name="Text_20_body">Suddenly a strong wind grabbed the book and carried it from the void and into the hands of a smiling child. There was much time spent within the book, and the book was spent within time. It endured many storms and many thoughts.</text:p>
      <text:p text:style-name="Text_20_body">Sadly, after many years, the book dissolved into a mist. Its characters were thoughtlessly scattered into a void.</text:p>
      <text:p text:style-name="P32"><text:span text:style-name="T13">In the void, a lonely time later, there was a </text:span><text:span text:style-name="Emphasis"><text:span text:style-name="T13">space</text:span></text:span><text:span text:style-name="T13">.</text:span></text:p>
      <text:p text:style-name="Text_20_body"/>
      <text:p text:style-name="P13">The Beginning</text:p>
      <text:h text:style-name="P47" text:outline-level="1"><text:bookmark-start text:name="__RefHeading___Toc1073_3424433527"/>The Search for the Enchanted Balls<text:bookmark-end text:name="__RefHeading___Toc1073_3424433527"/></text:h>
      <text:p text:style-name="Standard"/>
      <text:p text:style-name="P12">Once upon a time, on a world similar to our own yet very far away, there existed strange animals who roamed carefree over its unspoiled landscape. <text:s/>They lived in harmony with their neighbors <text:s/>and gathered regularly for the purposes of frolicking and celebrating special occasions. In summer, they would picnic near the beaches of lakes that were so clean that <text:s/>all the life that swam within it was clearly visible. They played joyfully in vast, grassy fields. It was quite common for the the animals of this world to live for thousands of years. </text:p>
      <text:p text:style-name="P12">Two cats were members of this community: Katharine, a primarily orange cat with narrow brown stripes; and Jacob, who had black fur on his back that blended into gray around his sides and white near his tummy. They had been best friends for many hundreds of years. They played with their enchanted balls almost every time they got together. <text:s/>Katharine's ball was pink with purple stripes. Jacob's was bright green with small yellow circles.</text:p>
      <text:p text:style-name="P12"><text:soft-page-break/>Almost every day they played in a meadow covered with green grass and dotted with yellow and red wildflowers. When the grass grew too high, several helpful sheep would eat some. The cats were grateful for the sheep’s efforts <text:s/>- Katharine and Jacob found it much easier to play with their enchanted balls when they could see each other, and their balls could move freely over the ground.</text:p>
      <text:p text:style-name="P12">One day as they were playing, they both became distracted by a large dog wandering nearby. They turned their attention back to their enchanted balls, but to their dismay, the balls had vanished from sight. They frantically searched the field for several hours. When the sun set, however, they reluctantly agreed to return to their homes for the night and continue their search tomorrow. They were heartbroken. After arriving home, Katharine and Jacob fell into their beds, all joy and hope drained from their bodies. They cried and meowed until a heavy sleep overtook them.</text:p>
      <text:p text:style-name="P12">After only a few hours, their sleep became disturbed by nightmares and their limbs <text:soft-page-break/>twitched frequently. When they were awakened by a rooster crowing at the rising sun, they were relieved, but felt as if they hadn't slept at all. Later that morning, Katharine and Jacob met under a weeping willow tree standing near a lakeshore. They peered out over the water, which softly reflected the sunlight. Neither of them appreciated or even noticed the beauty of the scene, nor of the <text:s/>shade and shelter the tree generously provided to them.</text:p>
      <text:p text:style-name="P12">Both their tails hung low. Katharine suddenly turned to look at Jacob. As they stood there, Jacob saw that Katharine was thinking hard, and then he observed her tail slowly begin to rise. Katharine declared, “We have to keep searching.” Jacob sadly looked into her eyes. She continued, her voice firm and direct. “It doesn't matter how much time we spend; at any cost, we have to find them.”</text:p>
      <text:p text:style-name="P12">Hesitantly, Jacob replied, “We looked all over that field. We covered every square inch. Where else could they be?”</text:p>
      <text:p text:style-name="P12">With a wry smile, she answered, “We'll know that when we find them.”</text:p>
      <text:p text:style-name="P12"><text:soft-page-break/>Jacob looked dubious but after a few moments he finally agreed. That fateful day, they both completely committed themselves to the search for their enchanted balls.</text:p>
      <text:p text:style-name="P10"/>
      <text:p text:style-name="P9">☼ ☼ ☼</text:p>
      <text:p text:style-name="P9"/>
      <text:p text:style-name="P12"><office:annotation office:name="__Annotation__1997_303400511" loext:resolved="false"><dc:creator>Andrew Alt</dc:creator><dc:date>2022-04-29T17:04:34</dc:date><text:p text:style-name="P51"><text:span text:style-name="T22">Changeme</text:span></text:p><text:p text:style-name="P51"><text:span text:style-name="T22"/></text:p></office:annotation>Katharine and Jacob left to travel the world to search for their beloved toys. They didn't know how long their search would last or how far they would have to travel to find their precious treasures, but they were determined.<office:annotation-end office:name="__Annotation__1997_303400511"/> </text:p>
      <text:p text:style-name="P12">Several decades after their search began, humans came to the world and began colonization. Steamships and airplanes were among the many things the newcomers constructed. Katharine and Jacob took advantage; they were able to stow away on vehicles that traveled across the lakes and through the sky, which allowed them to search areas they hadn't been able to reach before.</text:p>
      <text:p text:style-name="P12">After many years they managed to completely search their entire world but still they hadn't found their balls.</text:p>
      <text:p text:style-name="P12">It was around that time when the humans <text:soft-page-break/>began building spaceships. Katharine and Jacob curiously watched their construction. They ran away in fear the first time they heard one launch. Later, they crept into a large building near the launchpad and eavesdropped on conversations of the ground crew flight coordinators. The cats happily learned that spaceships could help them continue their search. One night, they sneaked into a top-secret facility, sniffed the area, and spotted some very large plastic cargo containers. They jumped up and la<office:annotation office:name="__Annotation__2032_810028974" loext:resolved="false"><dc:creator>Andrew Alt</dc:creator><dc:date>2022-05-01T15:36:01</dc:date><text:p text:style-name="P51"><text:span text:style-name="T22">review</text:span></text:p></office:annotation>nded inside one. Most of their weight fell against the side and it almost tipped over. They landed on human clothes and blankets. They burrowed under the soft, warm material.<office:annotation-end office:name="__Annotation__2032_810028974"/></text:p>
      <text:p text:style-name="P12">After only a few minutes they heard a human walking nearby. Then they heard a “snap” as a lid was secured over the crate.</text:p>
      <text:p text:style-name="P12">“Kat, I'm starting to wonder if we're making the best life-choices.”, Jacob declared.</text:p>
      <text:p text:style-name="P12">“Keep quiet. We'll be all right. Did you sharpen your claws yesterday?”</text:p>
      <text:p text:style-name="P12">“Yes. Do you think we'll have to resort to violence?”</text:p>
      <text:p text:style-name="P12"><text:soft-page-break/>“Probably not.” Katharine replied in a tone that didn't sound convincing or reassuring.</text:p>
      <text:p text:style-name="P12">They felt the container being picked up, moved a<office:annotation office:name="__Annotation__2111_810028974" loext:resolved="false"><dc:creator>Andrew Alt</dc:creator><dc:date>2022-05-01T15:45:37</dc:date><text:p text:style-name="P51"><text:span text:style-name="T22">A forklift instead?</text:span></text:p></office:annotation> few feet and set down on a wheeled cart. The cart was pushe<office:annotation-end office:name="__Annotation__2111_810028974"/>d to the launchpad and someone carried the container into the cargo hold of a spaceship that was scheduled for departure in three hours.</text:p>
      <text:p text:style-name="P12">They didn't know what fate had in store for them, but decided to keep waiting. Jacob was confident he could undo the latch if he and Katharine agreed their plan was too risky.</text:p>
      <text:p text:style-name="P12">Suddenly, the engines on the ship came to life, making a sound more powerful than either Katharine or Jacob had ever before heard. They got scared but made sure not to loudly meow or cry. Their tails became very tense, but they stood their ground, refusing to not let this opportunity to find their balls slip out of their grasp.</text:p>
      <text:p text:style-name="P10"/>
      <text:p text:style-name="P9">☼ ☼ ☼</text:p>
      <text:p text:style-name="P10"/>
      <text:p text:style-name="P12">Two days passed; the spaceship hadn't yet landed, and Katharine and Jacob were extremely hungry and thirsty. They agreed they'd <text:soft-page-break/>better search for a food and water dish, so Jacob opened the latch. It separated easily. They both crawled out of the cage, then stretched their bodies and tails as much as possible, more than they ever had before; they had never been trapped for two consecutive days but agreed it would be worth it to find their balls.</text:p>
      <text:p text:style-name="P12">Katharine and Jacob sniffed around, whiskers twitching wildly. Finally they found a water source and scraps of food left by some crew and passengers who apparently didn't understand that food is meant to be eaten, not thrown carelessly onto the floor. Katharine and Jacob had no problem finding enough food and water to satisfy them.</text:p>
      <text:p text:style-name="P12">They wanted to use the bathroom before going back to their crate. Fortunately, they had observed the humans using the computer-automated waste recycling system, so they were able to dispose of that which they would have otherwise buried, under normal circumstances, in sand or dirt. Afterward, they went back to their crate and closed the door. They fell asleep in only a few minutes, and their dreams about <text:soft-page-break/>their enchanted balls began shortly after.</text:p>
      <text:p text:style-name="P10"/>
      <text:p text:style-name="P9">☼ ☼ ☼</text:p>
      <text:p text:style-name="P10"/>
      <text:p text:style-name="P12">Finally, after three months of confinement interspersed with scrounging for food and water, Katharine and Jacob felt the spaceship land. They were in good health but poor spirits; they cheered up considerably when they knew the ship was on the ground and their freedom was imminent.</text:p>
      <text:p text:style-name="P12">Jacob whispered, “How long should we wait?”</text:p>
      <text:p text:style-name="P12">“After all the sounds have stopped. That usually means most of the humans are outside. We'll watch carefully and follow the last one outside.”</text:p>
      <text:p text:style-name="P12">Katharine and Jacob knew how many people had originally boarded the ship; they had figured it out easily during their three months. They also knew one had died en route; a passenger had contracted some disease that wasn't detected before departure. Without proper medical facilities or treatment available on the ship, “There wasn't anything that could <text:soft-page-break/>be done,” the Captain was heard to state, with regret and sadness clouding his voice. The passenger was given a respectful funeral, and ejected into space. The gravity from a star pulled her toward it, and she was cremated; according to her will, that was the custom in her family.</text:p>
      <text:p text:style-name="P12">Katharine and Jacob counted the humans as they left the ship. One of them had a frayed thread hanging from his shirt. Jacob wanted to chew on it and hit it with his paw, but Katharine held him back. “Jacob, remember why we're here!”</text:p>
      <text:p text:style-name="P12">Katharine counted the humans as they exited the ship. “16...17...18...19. All right, quietly now, let's get behind that tall human–he's the last one–and follow him out. As soon as we're on the other side of the doorway, look for cover, and then run as fast you can toward it.”</text:p>
      <text:p text:style-name="P12">They sneaked over to the human's feet, Katharine on the left, Jacob on the right. He suddenly stopped, put his arm to his face and sneezed. Katharine and Jacob looked at other with concern. They had heard humans do this <text:soft-page-break/>before and knew that humans sometimes reacted that way when in proxity to cats.</text:p>
      <text:p text:style-name="P12">The human pulled out a handkerchief, then blew and wiped his nose. He looked down and saw Katharine and Jacob. They looked him in the eye but were unable to sense whether or not danger was imminent. Jacob looked to Katharine for guidance. Trying to scare the human, she meowed loudly. The human yelled out, “Captain! We got stowaways!”</text:p>
      <text:p text:style-name="P12">The human leaned over from the waist, hands coming down in Jacob's direction. “<text:span text:style-name="T15">Run, Jacob!</text:span><text:span text:style-name="T16">” Katharine commanded, her instincts taking over. Jacob ran toward the exit, where most of the light was coming from. Katharine was right behind him. </text:span></text:p>
      <text:p text:style-name="P12"><text:span text:style-name="T16">They got past the exit and were outside. They ran in a straight line, darting past five humans easily; however one was standing directly in front of their path. It was the ship's captain, and he looked very displeased. He squatted downward to catch Katharine and Jacob. Katharine suddenly said, “Veer left! I saw some thick bushes!” Jacob hadn't seen any, but he </text:span><text:soft-page-break/><text:span text:style-name="T16">trusted Katharine enough to do as he was told. He slowed almost to a stop to make the turn, but the captain grabbed him by the sides of his stomach and scooped him up. “Well, little fellow, did you think you could get free passage on my ship and then just run away like a scared little kitty-cat?” Jacob squirmed in his grasp, meowed loudly, then looked to his left. He saw a bunch of green raspberry bushes <text:s/>but didn't see Janice anywhere. </text:span><text:span text:style-name="T15">I hope she got away</text:span><text:span text:style-name="T16">, thought Jacob.</text:span></text:p>
      <text:p text:style-name="P12"><text:span text:style-name="T16">Then, the captain cried out in pain, “Argh!” Without thinking, he dropped Jacob, who landed safely on his feet. He saw Katharine gripping the captain's right leg with all four paws. She had created a diversion by jumping onto the captain's calf and digging her claws into him as deeply as she could. As the captain reached for her, she retracted her claws, fell off the captain's leg, and yelled, “</text:span><text:span text:style-name="T15">Run to the bushes, Jacob!</text:span><text:span text:style-name="T16">”</text:span></text:p>
      <text:p text:style-name="P12">Jacob ran as fast as he could. Halfway to the bushes, he looked behind to make sure Katharine was behind him. He saw the captain running after her, but she was far enough ahead <text:soft-page-break/>of him that he knew she'd be easily able to outrun the captain.</text:p>
      <text:p text:style-name="P12">He reached the bushes, ran behind them, and then zig-zagged through through some tall flowers. He stopped to wait for Katharine. Katharine, familiar with his smell, found him easily. They heard the captain and two of his crew members nearby and swiftly approaching. “There, that forest.” Katharine pointed to a large wooded area. “But there's no cover between here and the edge of those trees! They'll catch us!”</text:p>
      <text:p text:style-name="P12">“We can outrun them. Let's go.” Katharine started to sprint towards the tree line, not waiting for him to verbalize his agreement. Jacob decided there was no other choice and continued after her.</text:p>
      <text:p text:style-name="P12">After two minutes of chasing Katharine and Jacob, their pursuers stopped. The captain, giving up the search, shouted after them, “If I ever see you two again you won't be as lucky! From now on, I'll make sure there's a dog on every ship to prevent stowaways like you from ever boarding!” The captain and his two crew mem<text:soft-page-break/>bers walked back to the ship, feeling angry and humiliated after being outsmarted by two cats.</text:p>
      <text:p text:style-name="P9"/>
      <text:p text:style-name="P9">☼ ☼ ☼</text:p>
      <text:p text:style-name="P9"/>
      <text:p text:style-name="P12">Katharine and Jacob reached the tree line, and entered the forest. After walking for several meters, they stopped at a large, soft pile of leaves and crawled on top. They lay down to rest for several minutes. Then Jacob said, “We'll never be able to get back home.”</text:p>
      <text:p text:style-name="P12">“Let's not worry about that now. At least we're safe now–and we still have to find our balls.”</text:p>
      <text:p text:style-name="P12">“What makes you think they're even on this world?”</text:p>
      <text:p text:style-name="P12">Suddenly, Katharine and Jacob heard pawsteps coming from several meters away. They looked in the direction of the sound and saw a white Persian cat approaching. He didn't have a fighting posture, but Katharine and Jacob remained cautious.</text:p>
      <text:p text:style-name="P12">The Persian cat stopped walking and sat down on his hind legs. He said, “I understand <text:soft-page-break/>you are searching for something. Often when one stops looking is the time when he can truly see.”</text:p>
      <text:p text:style-name="P12">Katharine and Jacob looked at each other, a question on their face. Katharine asked, “Who are you?”</text:p>
      <text:p text:style-name="P12">“My name is Tobias. And you?”</text:p>
      <text:p text:style-name="P12">“I'm Katharine, and this <text:s/>is my friend, Jacob.”</text:p>
      <text:p text:style-name="P12">“It is a pleasure to meet you. Welcome to the forest.”</text:p>
      <text:p text:style-name="P12">“Thank you,” Jacob replied. “Is this your home?”</text:p>
      <text:p text:style-name="P12">“My home is anywhere I am happy and content.” Tobias paused, closed his eyes, took a deep breath, and exhaled. “I overheard you speaking about the search for your balls. May I ask why?”</text:p>
      <text:p text:style-name="P12">Katharine replied, “They were enchanted, and before we lost them, they were our favorite toys.” Katharine told Tobias the story of their search; Jacob filled in a few of the gaps he be<text:soft-page-break/>lieved relevant.</text:p>
      <text:p text:style-name="P12">After they had finished their tale, Tobias said, “It is unfortunate that you lost your enchanted balls, but in my opinion, it is even more unfortunate that you've wasted so much time looking for them.”</text:p>
      <text:p text:style-name="P12">Katharine and Jacob became angry and reflexively extended their front claws. Jacob said, “It wasn't a waste! We just haven't found them yet!”</text:p>
      <text:p text:style-name="P12">Katharine said, “You don't understand. You never played with our balls and so don't realized how important they were.”</text:p>
      <text:p text:style-name="P12">“Forgive me. I did not mean any offense, nor did I intend to minimize your efforts or grief.” Tobias paused, closed his eyes, took a deep breath, and exhaled. “Have you considered the possibility that your enchanted balls rolled into a lake and became submerged?”</text:p>
      <text:p text:style-name="P12">Katharine retracted her claws, and replied, “Yes, of course. But Jacob and I don't like water. It's all right to drink but other than that I don't really see any purpose to water.”</text:p>
      <text:p text:style-name="P12"><text:soft-page-break/>Jacob continued, “We stayed on dry land most of the search. There were times we stowed away on boats to search other areas of dry land, but we didn't really care for the water being on all sides of us. It was really very nerve-wracking.”</text:p>
      <text:p text:style-name="P12">“I see,” said Tobias. He paused, closed his eyes, took a deep breath, and exhaled.</text:p>
      <text:p text:style-name="P12">Katharine asked, “Why do you keep doing that?”</text:p>
      <text:p text:style-name="P12">“It relaxes me.”</text:p>
      <text:p text:style-name="P12">“Are you nervous?”</text:p>
      <text:p text:style-name="P12">“No,” he answered. “Deep breathing is a habit I started a long time ago. It helped me through a very difficult period in my life.”</text:p>
      <text:p text:style-name="P12">“What do you mean?” Jacob inquired.</text:p>
      <text:p text:style-name="P12">“One day, many years ago, I had a friend named Brittany. She and I were playing with our enchanted balls. We lost control of them, watching helplessly as they rolled into a fast-moving river. We ran along the riverbank after them, seeing them floating on top but powerless to do <text:soft-page-break/>anything about it. They river kept carrying them further away—it became clearly evident that we would not be able to retrieve them.</text:p>
      <text:p text:style-name="P12">“Suddenly, Brittany said, 'I'm going in.' I tried to stop her. As she was about to jump in, I shouted after her, 'No, Brittany! It's water! You'll never survive!' Disregarding my warning, she jumped in.” Tobias paused, closed his eyes, took a deep breath, and exhaled.</text:p>
      <text:p text:style-name="P12">“I never saw her again. I believe she now rests with the Divine Felinity, in the spiritual realm where food is always abundant and cats never gain weight; where water never touches a cat's fur but is always cool and refreshing to drink; the place where there is a new toy every day and one's curiosity is always stimulated by some external object with a new smell.</text:p>
      <text:p text:style-name="P12">“Although she's at peace, I do still miss her.”</text:p>
      <text:p text:style-name="P12">“That's awful!”</text:p>
      <text:p text:style-name="P12">Jacob looked thoughtful. “I almost lost Katharine during our search when she was captured by a human.”</text:p>
      <text:p text:style-name="P12"><text:soft-page-break/>“I hope you consider yourself fortunate.”</text:p>
      <text:p text:style-name="P12">“Yes. But we still need to find our balls.” Katharine declared.</text:p>
      <text:p text:style-name="P12">Jacob paused, closed <text:s/>his eyes, took a deep, and exhaled. “Katharine, no, we don't.”</text:p>
      <text:p text:style-name="P12">“Jacob? What are you saying?”</text:p>
      <text:p text:style-name="P12">“Our search nearly cost you your life. You mean more to me than any enchanted ball.”</text:p>
      <text:p text:style-name="P12">“But Jacob, we made a pact!“</text:p>
      <text:p text:style-name="P12">“Katharine, you're a good leader, good at making instant decisions—but take a minute to think of how you'd feel if, during our search, you lost me.”</text:p>
      <text:p text:style-name="P12">Katharine didn't need a minute. After a few seconds, she knew her friend was correct.</text:p>
      <text:p text:style-name="P12">Tobias said, “Come my friends. This forest has much to offer. There is much food, many new things to smell, and it offers an abundance of corners and things which you may hide under, if you feel the <text:s/>need. I believe you will find peace and contentment if you decide to stay.”</text:p>
      <text:p text:style-name="P12"><text:soft-page-break/>“Thank you, Tobias.”</text:p>
      <text:p text:style-name="P12">“Some even say this forest is enchanted.”</text:p>
      <text:p text:style-name="Text_20_body">Indeed, Jacob looked around and spotted some low-hanging vines swaying in the breeze and exclaimed, “<text:span text:style-name="T15">Those</text:span> look interesting!”</text:p>
      <text:p text:style-name="P20"/>
      <text:h text:style-name="P48" text:outline-level="1"><text:bookmark-start text:name="__RefHeading___Toc1075_3424433527"/>The Obedient Parents<text:bookmark-end text:name="__RefHeading___Toc1075_3424433527"/></text:h>
      <text:p text:style-name="P12"/>
      <text:p text:style-name="P12">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p>
      <text:p text:style-name="P12">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P12">They looked at him in astonishment, as he <text:soft-page-break/>said, “Congratulations, children. Because of your teamwork, you've won three wishes.”</text:p>
      <text:p text:style-name="P12">“Yay!” exclaimed Billy and Holly.</text:p>
      <text:p text:style-name="P12">“Holly, what should we wish for?”</text:p>
      <text:p text:style-name="P12">“I don't know Billy. I want so many things I can't think of what I want the most!”</text:p>
      <text:p text:style-name="P12">“I know!” shouted Billy. “Let's wish that mom and dad have to listen to us from now on. Let's wish they always have to do what we tell them.”</text:p>
      <text:p text:style-name="P12">Holly replied excitedly, “That's a great idea, Billy!”</text:p>
      <text:p text:style-name="P12">The elf said, “I don't think that's a good wish, but I'm willing to grant it.” Instantly, enchantment music and flashing multi-colored lights flooded their bedroom.</text:p>
      <text:p text:style-name="P12">The music and the lights quickly vanished, however, and the elf shrank back to his three-inch toy form. At that moment, the parents came into the room. “Why aren't all your toys picked up?” The father asked. </text:p>
      <text:p text:style-name="P12">Billy answered, “We forgot, Father. Please <text:soft-page-break/>forgive us.”</text:p>
      <text:p text:style-name="P12">The father's expression became blank, and—without emotion—he replied, “I forgive you.”</text:p>
      <text:p text:style-name="P12">The mother was confused at the father's demeanor. She suggested, “Richard, why don't you go run your errands now? I'll talk to the children.” As she spoke, the father's expression turned back to normal.</text:p>
      <text:p text:style-name="P12">“Okay, Elizabeth. I'll be home in about two hours.” The father turned to leave and began walking out of the room.</text:p>
      <text:p text:style-name="P12">Billy yelled, “Stop!”</text:p>
      <text:p text:style-name="P12">The father stopped, as if frozen in time. Billy and Holly looked at each other, mischievous grins carved on their faces. The mother said, “Richard, dear, is something the matter?”</text:p>
      <text:p text:style-name="P12">“Nothing's the matter, Elizabeth. The children told me to stop, so I stopped.”</text:p>
      <text:p text:style-name="P12">“But Richard, why are you obeying Billy and Holly? Is this some game you three in<text:soft-page-break/>vented without telling me? I don't think it's at all appropriate and--”</text:p>
      <text:p text:style-name="P12">Holly interrupted, “Be quiet, Mother.”</text:p>
      <text:p text:style-name="P12">The mother looked at them angrily, but said nothing.</text:p>
      <text:p text:style-name="P12">“Mother, don't be angry with us.”</text:p>
      <text:p text:style-name="P12">The mother smiled at Billy and Holly, and gave them a warm tender hug and kiss.</text:p>
      <text:p text:style-name="P12">“Give us ice cream, Mother. Father, clean our room.” The parents did as they were told. The children were so happy they completely forgot about their remaining two wishes.</text:p>
      <text:p text:style-name="P12">From then on, the parents were absolutely obedient to every whim and desire of their children. Billy and Holly decided for themselves when and what they'd eat, what time they'd go to sleep, and when they could play.</text:p>
      <text:p text:style-name="P12">The parents would still tuck the children into bed at night, and give them love and hugs and kisses. However, if Billy and Holly commanded them to do or not do something, they had no choice but to obey.</text:p>
      <text:p text:style-name="P12"><text:soft-page-break/>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P12">The parents slowly turned around and walked out of the bedroom. They walked downstairs. They walked to the front door. They opened the front door and walked out to the driveway. They entered their car and pulled out of the driveway.</text:p>
      <text:p text:style-name="P12">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text:soft-page-break/>ply not loud enough for the parents to hear. They began running after the car, but quickly became short of breath and grew pains in their sides (due to a lack of exercise). A few moments later, the parents completely vanished from sight.</text:p>
      <text:p text:style-name="P12">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P12"><text:soft-page-break/>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bed.</text:p>
      <text:p text:style-name="P12">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P12">She cried, “Oh magical elf, please help us!” Nothing happened. She crawled over to Billy and placed the toy in his hand. Suddenly, the magical elf reappeared. He looked down at the children with sadness in his eyes.</text:p>
      <text:p text:style-name="P12"><text:soft-page-break/>“I may be able to help you,” he said. “I hope your second wish is better than your first.”</text:p>
      <text:p text:style-name="P12">“Oh... <text:s/>I wish that our parents were back home.”</text:p>
      <text:p text:style-name="P12">The elf replied, “That wish is granted.” Just then, Holly heard footsteps downstairs near the front door. “You have one wish left. I suggest you make it worthwhile.”</text:p>
      <text:p text:style-name="P12">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P12">Billy and Holly were instantly as they were 7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P12"><text:soft-page-break/>The father looked at them and said, “Why aren't all your toys picked up?”</text:p>
      <text:p text:style-name="P12">Billy replied, “We're sorry, Father. We were playing with this elf and forgot.”</text:p>
      <text:p text:style-name="P12">The mother said, “It's okay. Finish cleaning your room and come down to eat in a half-hour. We're having steak, eggs, carrots, and Brussels sprouts. For dessert we'll have some ice cream.”</text:p>
      <text:p text:style-name="P12">“Okay!”</text:p>
      <text:p text:style-name="P12">The parents smiled at their children and turned to leave the room. Out of the corner of his eye, however, the father spotted the toy elf. He walked over and picked it up. He smiled at the children and said, “You won't be needing this anymore.”</text:p>
      <text:p text:style-name="P12">He met with Elizabeth in the kitchen, handed her the elf and said, “Do you think the children learned anything?”</text:p>
      <text:p text:style-name="P12">“I think so. Did you notice how they didn't talk back when I told them we're having Brussels sprouts with our dinner?”</text:p>
      <text:p text:style-name="P12"><text:soft-page-break/>“Ah, yes, of course. Well, I'm sure they'll never forget, just as we never forgot. How old were we when you found this elf?”</text:p>
      <text:p text:style-name="P12">“Five or six years old. I found it the day my family and I moved into the neighborhood next door to you and your family. You were arguing with them about doing dishes.”</text:p>
      <text:p text:style-name="P12">“Yes, I recall that. We met the next day. <text:s/>I'll never forget playing with you and that elf, and making that ridiculous wish about having obedient parents.”</text:p>
      <text:p text:style-name="P12">The children finished cleaning their room and came downstairs to join their parents at the dinner table.</text:p>
      <text:h text:style-name="P48" text:outline-level="1"><text:bookmark-start text:name="__RefHeading___Toc1077_3424433527"/>James's Love<text:bookmark-end text:name="__RefHeading___Toc1077_3424433527"/></text:h>
      <text:p text:style-name="P12"/>
      <text:p text:style-name="Text_20_body">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Text_20_body">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p>
      <text:p text:style-name="Text_20_body">On Thanksgiving, he drove to meet his family, planning to join them for the holiday. James greatly enjoyed spending time with his <text:soft-page-break/>family. The saddest part was having to say goodbye, but he always left holding new memories to cherish when they were apart. James could easily recall all the love and joy he and his family had shared throughout their years together.</text:p>
      <text:p text:style-name="Text_20_body">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Text_20_body">James looked over the room trying to find Joyce, his mother. “Where's mom?” James asked his father.</text:p>
      <text:p text:style-name="Text_20_body">“She went to the grocery store to pick up a few things for dinner tomorrow. She should be back in an hour.”</text:p>
      <text:p text:style-name="Text_20_body">Half of that hour passed quickly with laughter, conversation, and play-time with the children. Then James decided to walk to the corner store to buy chewing gum for himself, and a <text:soft-page-break/>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Text_20_body">As he neared his parents' driveway, he saw his mother's car parked behind his. He was glad she was home--he was anxious to see her and give her the lily.</text:p>
      <text:p text:style-name="Text_20_body">His mood quickly changed when he spotted the rear bumper on his car. It was scratched, pushed in an inch, and there was damage to the surrounding area. As he got closer, he noticed on his mother's car that her front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Text_20_body"><text:soft-page-break/>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ment, he stomped off into the kitchen and yanked a bottle of beer from the refrigerator. </text:p>
      <text:p text:style-name="Text_20_body">James's father followed him into the kitchen. Philip saw that his son's face was red with anger, and his body as tense and hard as a black diamond. He calmly poured himself some water, then spoke softly,<text:tab/>“Your mother is really upset that she hit your car. She knows how much it means to you. She was very distracted when she got home, looking forward to spending time with everyone. She's been pretty lonely the last few years, now that everyone's moved out on their own.”</text:p>
      <text:p text:style-name="Text_20_body">James looked at his father in silence. It <text:soft-page-break/>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Text_20_body">She accepted the juice. “I'm sorry,” Joyce said timidly.</text:p>
      <text:p text:style-name="Text_20_body">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Text_20_body">She set her orange juice on the coffee table, stood up and gave James a hug and kiss <text:soft-page-break/>on the cheek. As they embraced each other, Joyce said happily, “It seems we'll have a new memory to treasure. Happy Thanksgiving, James. I love you, too.”</text:p>
      <text:h text:style-name="P48" text:outline-level="1"><text:bookmark-start text:name="__RefHeading___Toc1079_3424433527"/>The Grasshopper and the the Cliff<text:bookmark-end text:name="__RefHeading___Toc1079_3424433527"/></text:h>
      <text:p text:style-name="P12"/>
      <text:p text:style-name="Text_20_body"><text:span text:style-name="T10"><text:tab/></text:span><text:span text:style-name="T18">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span></text:p>
      <text:p text:style-name="Text_20_body"><text:tab/>The grasshopper, however, couldn't forget the urge to jump from the cliff's edge. The next day he returned to the cliff. He looked down for several minutes. Afterward, he went home to his family.</text:p>
      <text:p text:style-name="Text_20_body"><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Text_20_body"><text:soft-page-break/><text:tab/>One day, as the grasshopper was standing at the cliff's edge, a hungry crow flew down and scooped him up with its mighty beak. Now, many years later, the grasshopper's family still misses him and doesn't know where he is.</text:p>
      <table:table table:name="Table3" table:style-name="Table3">
        <table:table-column table:style-name="Table3.A"/>
        <table:table-row table:style-name="TableLine94376589969088">
          <table:table-cell table:style-name="Table3.A1" office:value-type="string">
            <text:p text:style-name="P15">“A neurotic is a man who builds a castle in the air. A psychotic is the man who lives in it. A psychiatrist is the man who collects the rent.”</text:p>
            <text:p text:style-name="P15"/>
            <text:p text:style-name="P14">- Jerome Lawrence</text:p>
          </table:table-cell>
        </table:table-row>
      </table:table>
      <text:h text:style-name="P48" text:outline-level="1"><text:bookmark-start text:name="__RefHeading___Toc1081_3424433527"/>The Problematic 6000<text:bookmark-end text:name="__RefHeading___Toc1081_3424433527"/></text:h>
      <text:p text:style-name="P12"/>
      <text:p text:style-name="Text_20_body">In the year 5999, humans had found solutions for almost every problem. It was a peaceful era in our future that was hated by all who enjoyed war. With no challenges, many actually believed life was too easy.</text:p>
      <text:p text:style-name="Text_20_body">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Text_20_body">“Nathan, come here, I want you!” Professor Zinkerton shouted to his assistant, who was in an adjoining room. Nathan rushed to the Professor's aid.</text:p>
      <text:p text:style-name="Text_20_body">“Is there something I can do for you, Professor?”</text:p>
      <text:p text:style-name="Text_20_body">“I'd like some orange juice.”</text:p>
      <text:p text:style-name="Text_20_body"><text:soft-page-break/>“You don't pay me for that. Is there anything else you need done?”</text:p>
      <text:p text:style-name="Text_20_body">Instead of answering, the Professor asked, “What is it you're working on?”</text:p>
      <text:p text:style-name="Text_20_body">“I'm filing my taxes online.”</text:p>
      <text:p text:style-name="Text_20_body">“Is filing taxes something you have a great desire to accomplish?”</text:p>
      <text:p text:style-name="Text_20_body">“No, but I can't think of any good excuses to get out of it.”</text:p>
      <text:p text:style-name="Text_20_body"><text:span text:style-name="T6">“</text:span><text:span text:style-name="T20">Think no further, my young and impressionable assistant. I have completed my life's work. I call it the </text:span><text:span text:style-name="T19">Problematic 6000</text:span><text:span text:style-name="T6">.”</text:span></text:p>
      <text:p text:style-name="Text_20_body">“I must have missed the memo. I've been too busy doing grunt work to have knowledge of your reality. What does it do?”</text:p>
      <text:p text:style-name="Text_20_body">“It creates problems.”</text:p>
      <text:p text:style-name="Text_20_body">“That's your life's work? It sounds like a really bad idea.”</text:p>
      <text:p text:style-name="Text_20_body">“Not at all. It only creates problems when there's a desire for them. If one has an unpleasant task that needs to be done, this machine <text:soft-page-break/>has the ability to create a valid excuse to avoid it. No longer must people be fated to provide weak or lame excuses.”</text:p>
      <text:p text:style-name="Text_20_body">“It still seems like a bad idea, Professor.”</text:p>
      <text:p text:style-name="Text_20_body"><text:span text:style-name="T6">“</text:span><text:span text:style-name="T20">You think in such three-dimensional terms, my loyal minion. I will show you.” Professor Zinkerton leaned over the machine, made some adjustments, then pressed a button marked </text:span><text:span text:style-name="T19">execute</text:span><text:span text:style-name="T20">. Suddenly, an explosion could be heard from the room that Nathan had been in working on his taxes. Nathan looked into the room and saw his computer had prematurely exploded.</text:span></text:p>
      <text:p text:style-name="Text_20_body"><text:span text:style-name="T9">“</text:span><text:span text:style-name="Emphasis"><text:span text:style-name="T18">What the heck was that</text:span></text:span><text:span text:style-name="T18">?”</text:span></text:p>
      <text:p text:style-name="Text_20_body">The Professor replied, “Now you have an excuse not to do your taxes, my inquisitive companion.”</text:p>
      <text:p text:style-name="Text_20_body">“No, I don't. I can just drive to the library to get the necessary forms.”</text:p>
      <text:p text:style-name="Text_20_body">“Ah, yes, of course.” Zinkerton leaned over the Problematic 6000, then pressed the execute button. An explosion was heard from outside, <text:soft-page-break/>and Nathan ran to check. He came back, madder than an irradiated spider. “My car's on fire!”</text:p>
      <text:p text:style-name="Text_20_body">“You can thank me later.”</text:p>
      <text:p text:style-name="Text_20_body">“Thank you? Why, right after I get my next twenty-eight paychecks in forty-eight months, I'll wrap that machine around your neck! I still don't have a good excuse for not filing my taxes. The library is only six blocks away. I'll walk there and get the forms.”</text:p>
      <text:p text:style-name="Text_20_body">“You're correct, of course, my resourceful young apprentice. That isn't a problem at all. Allow me to make it one.”</text:p>
      <text:p text:style-name="Text_20_body">Zinkerton again pressed the execute button. Nothing happened.</text:p>
      <text:p text:style-name="Text_20_body">“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Text_20_body">Zinkerton gleefully said, “You see? Now you have a good, solid excuse not to file your <text:soft-page-break/>taxes.”</text:p>
      <text:p text:style-name="Text_20_body">“I have to use the bathroom.”</text:p>
      <text:p text:style-name="Text_20_body">“Do you truly <text:span text:style-name="T15">want</text:span> to use the bathroom, or is it a task you'd rather put off?”</text:p>
      <text:p text:style-name="Text_20_body">“I want, I <text:span text:style-name="T15">want</text:span>!”</text:p>
      <text:p text:style-name="Text_20_body">“Very well.” Professor Zinkerton sighed and reluctantly pressed the off button on the machine.</text:p>
      <text:p text:style-name="Text_20_body">After Nathan had returned from the bathroom, Professor Zinkerton explained more of the machine's features. “As you are already astutely aware, this machine can create problems for anybody, not just the owner. It therefore can act as a revenge machine. I'm considering marketing a copy of the Problematic and calling its duplicate the <text:span text:style-name="T15">Revenge-O-matic 6000</text:span>.”</text:p>
      <text:p text:style-name="Text_20_body">“What an original name.” Nathan acknowledged sarcastically. “I'm astonished at your creativity.”</text:p>
      <text:p text:style-name="Text_20_body">“My mother always said I was gifted.” Zinkerton turned his head toward an adjoining room and yelled, “Mom, am I not gifted beyond <text:soft-page-break/>your wildest dreams?”</text:p>
      <text:p text:style-name="Text_20_body">A woman's voice answered back, “Yes. You're my special little boy!”</text:p>
      <text:p text:style-name="Text_20_body">“I thought your mom was going to move out.”</text:p>
      <text:p text:style-name="Text_20_body">“I'm her only child. She says she prefers to keep me near to her heart.”</text:p>
      <text:p text:style-name="Text_20_body">“I don't think it's healthy.”</text:p>
      <text:p text:style-name="Text_20_body">“Hmmm... my sister said the same thing once.”</text:p>
      <text:p text:style-name="Text_20_body">“You just said that you were an only child.”</text:p>
      <text:p text:style-name="Text_20_body">“I'm my mother's favorite.”</text:p>
      <text:p text:style-name="Text_20_body">“That's not the same thing.”</text:p>
      <text:p text:style-name="Text_20_body">“It doesn't really matter. Now pay close attention as I teach you how this machine works. You may one day be as brilliant as I.”</text:p>
      <text:p text:style-name="Text_20_body">Nathan considered his options carefully, and began to relish the idea that some day, or in an hour, he might use the Problematic 6000 against Professor Zinkerton. He smiled at the Professor, and appeared to be much more inter<text:soft-page-break/>ested in the machine. “So how does it work?”</text:p>
      <text:p text:style-name="Text_20_body">“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Text_20_body">“The chip decides on the best solution, then makes it a reality. It can get tricky though, because the chip that determines the method of delivery is one-of-a-kind. If it fails before I manufacture another, we are all doomed.”</text:p>
      <text:p text:style-name="Text_20_body">“Doomed?”</text:p>
      <text:p text:style-name="Text_20_body">“Yes... doomed.”</text:p>
      <text:p text:style-name="Text_20_body">“What do you mean <text:span text:style-name="T15">doomed</text:span>?”</text:p>
      <text:p text:style-name="Text_20_body">“I often believe it is preferable not to worry about your final fate until the time comes.”</text:p>
      <text:p text:style-name="Text_20_body"><text:span text:style-name="T6">“What does </text:span><text:span text:style-name="T7">that</text:span><text:span text:style-name="T6"> mean?”</text:span></text:p>
      <text:p text:style-name="Text_20_body">“Doom is doom. How much more clear can I make it?”</text:p>
      <text:p text:style-name="Text_20_body"><text:soft-page-break/>“Do you mean the complete annihilation of the universe?”</text:p>
      <text:p text:style-name="Text_20_body">“No... only the left side.”</text:p>
      <text:p text:style-name="Text_20_body">“The left side?”</text:p>
      <text:p text:style-name="Text_20_body">Professor Zinkerton's cheeks turned red. “This line of questioning makes me uncomfortable. Shall I continue teaching you about this machine?”</text:p>
      <text:p text:style-name="Text_20_body">“No.” Nathan insisted, “I think first you should manufacture a backup chip to prevent our complete and utter destruction. Protecting the the left side of the universe recently jumped to the top of my priority list. Are we, by any chance, in the left side, or are we in the right side?”</text:p>
      <text:p text:style-name="Text_20_body">“By chance, yes, we occupy that certain space to which you are addressing a concern regarding your ultimate fate.”</text:p>
      <text:p text:style-name="Text_20_body">Nathan sighed, then suggested, “How about if I help you make that backup chip now?”</text:p>
      <text:p text:style-name="Text_20_body">“The materials are on back-order. They'll arrive... hopefully <text:span text:style-name="T15">before</text:span> we meet our doom.” <text:soft-page-break/>Professor Zinkerton laughed heartily, feeling brilliant, and very amused at his own joke.</text:p>
      <text:p text:style-name="Text_20_body">Nathan sighed again. “Okay, Professor. Teach me of your wonderful machine.”</text:p>
      <text:p text:style-name="Text_20_body">“This button sets the target individual. Normally you'd keep it on yourself, especially if you need an excuse quickly. For example, if you were having an argument with someone, if you were pulled over for speeding--”</text:p>
      <text:p text:style-name="Text_20_body">“I get the idea.”</text:p>
      <text:p text:style-name="Text_20_body">“This is the setting I used...” He reversed the polarity of an important-looking switch. “Now, it can be directed toward someone else. Hence my idea of the highly marketable Revenge-O-matic 6000. You will finally get a pay-raise after the profits are well-reaped.”</text:p>
      <text:p text:style-name="Text_20_body">“How much of a pay-raise?”</text:p>
      <text:p text:style-name="Text_20_body">“There will be more on that subject later. First, let me tell you about my new invention.”</text:p>
      <text:p text:style-name="Text_20_body">“I thought that's what we were doing.”</text:p>
      <text:p text:style-name="Text_20_body">“The <text:span text:style-name="T15">Blameter 6000</text:span> is an accessory, sold separately, and in effect, priced separately.”</text:p>
      <text:p text:style-name="Text_20_body"><text:soft-page-break/>“Okay, I'll bite. What does the <text:span text:style-name="T15">Blameter</text:span> do?”</text:p>
      <text:p text:style-name="Text_20_body">“It allows the user, or customer, to blame his or her problems on someone else.”</text:p>
      <text:p text:style-name="Text_20_body">“Is there a demand for that?”</text:p>
      <text:p text:style-name="Text_20_body">“Demand will be created after <text:span text:style-name="T15">Revenge-O-matics</text:span> are in wide-spread use. The <text:span text:style-name="T15">Blameter</text:span> is a simple <text:span text:style-name="T15">Revenge-O-matic</text:span> detector. For example, if a friend, work colleague, or someone you love is accusing you of creating your own problems, the <text:span text:style-name="T15">Blameter</text:span> can be used to detect the nearest <text:span text:style-name="T15">Revenge-O-matic</text:span> that is being used against you. Once detected, you would simply show the <text:span text:style-name="T15">Blameter</text:span> LCD display to your accuser, thereby proving that someone else is responsible for your problems. If no <text:span text:style-name="T15">Revenge-O-matic</text:span> is detected, there's a small button underneath that when surreptitiously pressed, will trigger a false positive. In effect, you will be able to blame someone else for your problems, regardless of the truth.”</text:p>
      <text:p text:style-name="Text_20_body">The Professor resumed speaking, but Nathan stopped listening, and had no feelings of guilt while completely ignoring Zinkerton. <text:soft-page-break/>Nathan didn't want to distract him from his soliloquy.</text:p>
      <text:p text:style-name="Text_20_body">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Text_20_body">With the Professor's attention diverted by what the Professor was saying to himself, Nathan quietly and quickly pressed the button marked ‘<text:span text:style-name="T16">erase from existence</text:span><text:span text:style-name="T15">’</text:span>.</text:p>
      <text:p text:style-name="Text_20_body">“So Professor, what would happen if I pressed the execute button.”</text:p>
      <text:p text:style-name="Text_20_body">The Professor stopped talking to himself, and replied to Nathan. “Nothing. The machine is still powered off.” Zinkerton turned the machine back on.</text:p>
      <text:p text:style-name="Text_20_body">Nathan asked, “Now what would happen if I pressed the execute button?”</text:p>
      <text:p text:style-name="Text_20_body">“Since I'm the person standing closest to you, my brain would be slightly disrupted and my fine motor control would lose its establish<text:soft-page-break/>ment.”</text:p>
      <text:p text:style-name="Text_20_body">Zinkerton turned that feature off because he feared it. He turned on the feature marked ‘a rabid dog ate my homework, really it did’.</text:p>
      <text:p text:style-name="Text_20_body">“Now it's safe. The only problem that will develop for me is that a rabid dog will eat my homework, of which I don't have any.”</text:p>
      <text:p text:style-name="Text_20_body">Nathan smiled evilly at the Professor. “Zinkerton, you owe me a new computer, a new car, and possibly surgery to repair any unforeseen problems with my brain due to having its cells and fine motor control disrupted.”</text:p>
      <text:p text:style-name="Text_20_body">“With the money we make from this machine... I mean the two machines, I'll be able to compensate you to the best of my satisfaction.”</text:p>
      <text:p text:style-name="Text_20_body">“What's that mean?”</text:p>
      <text:p text:style-name="Text_20_body">Professor Zinkerton waved his hand in front of Nathan's face as he said, “You serve me well, and you'll be rewarded.”</text:p>
      <text:p text:style-name="Text_20_body">“Jedi mind tricks only work in the movies. Could you be more definite, Professor?”</text:p>
      <text:p text:style-name="Text_20_body">“I am your father.”</text:p>
      <text:p text:style-name="Text_20_body"><text:soft-page-break/>“No, you're not. Do you plan on reimbursing me for the damage to my computer, my car, and my brain.”</text:p>
      <text:p text:style-name="Text_20_body"><text:span text:style-name="T18">“Why do you care so much about your brain? You should try meditation. Try letting go of attachment and accepting what is </text:span><text:span text:style-name="Emphasis"><text:span text:style-name="T18">now</text:span></text:span><text:span text:style-name="T18">.”</text:span></text:p>
      <text:p text:style-name="Text_20_body">“Okay, Professor. That sounds fair. But before I accept the now, I have a button to press.”</text:p>
      <text:p text:style-name="Text_20_body">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48" text:outline-level="1"><text:bookmark-start text:name="__RefHeading___Toc2398_2856428111"/>The Pebble<text:bookmark-end text:name="__RefHeading___Toc2398_2856428111"/></text:h>
      <text:p text:style-name="P12"/>
      <text:p text:style-name="P12">The sky is crystal-blue. It invites hundreds of puffy white clouds to join it. An ocean, vast and silent, rests below.</text:p>
      <text:p text:style-name="P12">One of the clouds suddenly shudders, and from it a pebble slowly emerges. It's no bigger than the head of a minnow. It's round, dark-gray, smooth, but has a few parts on it that are flat.</text:p>
      <text:p text:style-name="P12">Looking up several miles into the sky, the pebble can be seen leaving the cloud, falling toward the ocean.</text:p>
      <text:p text:style-name="P12">A soft wind carries it sideways a short distance, but then abandons it.</text:p>
      <text:p text:style-name="P12">The pebble touches the top of the ocean, and a few ripples fluidly appear before the pebble vanishes beneath the surface.</text:p>
      <text:p text:style-name="P12">Under the surface, the pebble reappears, still falling, but slowed down as the water cushions it and allows it to pass. The pebble falls slowly several feet and then is taken gently by a current. The pebble offers no resistance and en<text:soft-page-break/>joys the underwater dance.</text:p>
      <text:p text:style-name="P12">The pebble now sinks diagonally as the current tries to keep hold. After several hours, it falls out of the currents touch, and begins its long descent to the ocean floor.</text:p>
      <text:p text:style-name="P12">Later, now only a few feet above the floor the pebble can be seen, ready to rest upon the the sand, in an underground garden filled with waving plants. They greet the pebble as it approaches. Finally it settles onto the bed of sand, causing several grains to rise up, float and swirl around the pebble.</text:p>
      <text:p text:style-name="P12">Five grains of sand settle on the pebble, the remaining grains float down and rest near the flowers in the garden.</text:p>
      <text:p text:style-name="P34"/>
      <text:h text:style-name="P49" text:outline-level="1"><text:bookmark-start text:name="__RefHeading___Toc1083_3424433527"/>The Camel in the Desert<text:bookmark-end text:name="__RefHeading___Toc1083_3424433527"/></text:h>
      <text:p text:style-name="P12"/>
      <text:p text:style-name="Text_20_body"><text:span text:style-name="T9"><text:tab/></text:span><text:span text:style-name="T18">Once upon a time, </text:span><office:annotation office:name="__Annotation__2168_1999902834" loext:resolved="false"><dc:creator>Andrew Alt</dc:creator><dc:date>2022-04-28T23:41:23</dc:date><text:p text:style-name="P51"><text:span text:style-name="T23">Already used this in the cat story</text:span></text:p></office:annotation><text:span text:style-name="T18">on a world far from our own, in</text:span><office:annotation-end office:name="__Annotation__2168_1999902834"/><text:span text:style-name="T18">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span></text:p>
      <text:p text:style-name="Text_20_body"><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Text_20_body"><text:tab/>He walked along further, and in the distance saw a lizard. The lizard wasn't moving, and the camel approached the lizard easily. “Mr. Lizard, why aren't you moving?”</text:p>
      <text:p text:style-name="Text_20_body"><text:soft-page-break/><text:tab/>The lizard replied, “Oh, Mr. Camel, I'm so thirsty I can't even move my legs. I'm conserving my energy until it rains.”</text:p>
      <text:p text:style-name="Text_20_body"><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Text_20_body"><text:tab/>“Now climb onto my back and you can rest until I find a small river, or hopefully a large lake.”</text:p>
      <text:p text:style-name="Text_20_body"><text:tab/>“Thank you, thank you, Mr. Camel!” The lizard slowly crawled onto the camel's foot, up its leg, around his stomach until he was resting comfortably upon the camel's back.</text:p>
      <text:p text:style-name="Text_20_body"><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Text_20_body"><text:soft-page-break/><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Text_20_body"><text:tab/>It rained later that evening, and they knew they'd chosen a fine spot in which to stay. Soon, other creatures wandering through the desert found their little settlement. They expanded it over 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h text:style-name="P48" text:outline-level="1"><text:bookmark-start text:name="__RefHeading___Toc1085_3424433527"/>The Magic Brain<text:bookmark-end text:name="__RefHeading___Toc1085_3424433527"/></text:h>
      <text:p text:style-name="P12"/>
      <text:p text:style-name="Text_20_body"><text:span text:style-name="T9"><text:tab/></text:span><text:span text:style-name="T18">Once upon a time, in a universe </text:span><office:annotation office:name="__Annotation__2169_1999902834" loext:resolved="false"><dc:creator>Andrew Alt</dc:creator><dc:date>2022-04-28T23:41:51</dc:date><text:p text:style-name="P51"><text:span text:style-name="T23">Really? Again??</text:span></text:p></office:annotation><text:span text:style-name="T18">far from our own</text:span><office:annotation-end office:name="__Annotation__2169_1999902834"/><text:span text:style-name="T18">, people who weren't familiar with dragons, princesses, fairies, and evil stepmothers roamed the planet Aurelius. The citizens of Aurelius never encountered cosmic beings who granted wishes, children were never relentlessly pursued by hunters dispatched by evil stepmothers, and all princesses had haircuts of a practical and appropriate length.</text:span></text:p>
      <text:p text:style-name="Text_20_body"><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Text_20_body"><text:soft-page-break/><text:tab/>Suddenly a fairy appeared from a gentle wind blowing nearby. Most would think it impossible, but she wasn't merely an imaginary fairy. She wasn't a fairy one might read about in false stories--she was a real fairy, with wings on her back and wearing a smart, well-woven, ankle-length dress wrapped around her pleasantly plump figure.</text:p>
      <text:p text:style-name="Text_20_body"><text:tab/>Ralph had never before seen a fairy, not even in his imagination. And to Ralph's good fortune, she was a good fairy.</text:p>
      <text:p text:style-name="Text_20_body"><text:tab/>“Hello," he said pleasantly. “My name is Ralph.”</text:p>
      <text:p text:style-name="Text_20_body"><text:tab/>“Greetings. My name is Genderina. I am a good fairy. Consider yourself fortunate.”</text:p>
      <text:p text:style-name="Text_20_body"><text:tab/>“Okay. Would you like to sit and watch this interesting rock with me?”</text:p>
      <text:p text:style-name="Text_20_body"><text:tab/>“No, thank you. But I would like to grant you two wishes.”</text:p>
      <text:p text:style-name="Text_20_body"><text:tab/>“That would be nice,” Ralph acknowledged. "Which wishes would you like to grant me?”</text:p>
      <text:p text:style-name="Text_20_body"><text:soft-page-break/><text:tab/>Laughing, Genderina replied, “I see you're not quite in tune with how this works. Whatever you would like, no matter how impossible or improbable, I will give to you.”</text:p>
      <text:p text:style-name="Text_20_body"><text:tab/>“Okay. I've never wished for anything before. But I would like to wish for a magic brain. I would like a brain that never makes a mistake.”</text:p>
      <text:p text:style-name="Text_20_body"><text:tab/>“Your wish is granted,” Genderina said, as she dramatically waved her magic wand. In that instant, all colors of a rainbow began rushing out of Ralph's ears, nose, and mouth. Anything that could cause his brain to make a mistake was leaving his body as a flood of sparkling energy.</text:p>
      <text:p text:style-name="Text_20_body"><text:tab/>Ralph noticed the difference immediately. His thoughts were completely changed. He thanked Genderina and asked, “How may I contact you when I would like to fill my other wish?”</text:p>
      <text:p text:style-name="Text_20_body"><text:tab/>“Simply call out my name three times and winds will carry your voice to me.” She then leapt upon a passing breeze and disappeared.</text:p>
      <text:p text:style-name="Text_20_body"><text:soft-page-break/><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Text_20_body"><text:tab/>When he arrived home, his wife and two children greeted him with happiness in their eyes and smiles on their faces.</text:p>
      <text:p text:style-name="Text_20_body"><text:tab/>“Hello, Cutesy. Hello, children.”</text:p>
      <text:p text:style-name="Text_20_body"><text:tab/>“Good evening, Father,” the children replied.</text:p>
      <text:p text:style-name="Text_20_body"><text:tab/>“Welcome home, Ralph.” his wife said, giving him a kiss on the cheek.</text:p>
      <text:p text:style-name="Text_20_body"><text:tab/>“Why kiss me on the cheek? You've kissed me there many times already.”</text:p>
      <text:p text:style-name="Text_20_body"><text:tab/>His wife, surprised and puzzled, replied, “I just felt like kissing you.”</text:p>
      <text:p text:style-name="Text_20_body"><text:tab/>He agreed it was okay for her to kiss him if she felt like it, and kissed her back.</text:p>
      <text:p text:style-name="Text_20_body"><text:tab/>They all sat down to eat. While they were waiting for the food to be served, the chil<text:soft-page-break/>dren begged, “Please tell us a story, Father!”</text:p>
      <text:p text:style-name="Text_20_body"><text:tab/>“All right. Give me a second to think of one.”</text:p>
      <text:p text:style-name="Text_20_body"><text:tab/>He tried to remember a story he heard once, but failed. He then attempted to invent one, but he was unable to do that as well.</text:p>
      <text:p text:style-name="Text_20_body"><text:tab/>Cutesy asked, “What's wrong, Ralph? You seem different somehow. And you always can think of stories to tell. Did something bad happen to you today?”</text:p>
      <text:p text:style-name="Text_20_body"><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Text_20_body"><text:tab/>The children laughed, “Father, that is a good story!”</text:p>
      <text:p text:style-name="Text_20_body"><text:tab/>Cutesy, however, was not amused. “Ralph, this sounds impossible, but the way you're acting I can't help but think you're telling me something true.”</text:p>
      <text:p text:style-name="Text_20_body"><text:soft-page-break/><text:tab/>“Yes, it is true.”</text:p>
      <text:p text:style-name="Text_20_body"><text:tab/>“Ralph, tell me a joke,” his wife commanded sternly.</text:p>
      <text:p text:style-name="Text_20_body"><text:tab/>Ralph attempted to think of a joke but try as hard as he might, he was unable to think of one. He was confused, “I don't understand. My brain should be working better than before. It can't make mistakes. Perhaps Genderina was really an evil fairy and lied to me.”</text:p>
      <text:p text:style-name="Text_20_body"><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Text_20_body"><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text:soft-page-break/>disturbed nothing and nothing was blown over. A very friendly wind it was.</text:p>
      <text:p text:style-name="Text_20_body"><text:tab/>Genderina appeared and said, “Ralph, have you decided on a second wish?” The children stared in amazement. Neither of them had ever before seen a fairy. But Cutesy stared with anger at this magical fairy who stole her husband's brain.</text:p>
      <text:p text:style-name="Text_20_body"><text:tab/>“Yes, Genderina. I've decided my brain was better before I made the first wish. Please, I wish my brain worked as it did before I met you.”</text:p>
      <text:p text:style-name="Text_20_body">Genderina understood and granted his wish. Colors flew in from outside, through the windows and fell back into Ralph's nose, ears and mouth.</text:p>
      <text:p text:style-name="Text_20_body"><text:tab/>Immediately afterward, Cutesy could tell that Ralph was again himself. She forgave Genderina and invited her to dine with them. And they all lived incorrectly ever after.</text:p>
      <text:h text:style-name="P47" text:outline-level="1"><text:bookmark-start text:name="__RefHeading___Toc2256_1999902834"/>The Wall<text:bookmark-end text:name="__RefHeading___Toc2256_1999902834"/></text:h>
      <text:p text:style-name="P36"/>
      <text:p text:style-name="Text_20_body">Once upon a time, a young boy named Zachary was sitting at his kitchen table reading a book about an adventurous archaeologist. Wishing for an adventure of his own, he placed a bookmark inside and went to get a glass of orange juice from the refrigerator. After filling his glass, he sat back to continue his imaginary journey within the pages of the book.</text:p>
      <text:p text:style-name="Text_20_body"><text:tab/>Suddenly, as so often happens in these stories, a magical thing happened to the wall behind him. It began to emit a slight creaking sound. Zachary turned around, curious and confused, and examined the wall. The creaking became louder, and the wall began to shimmer and change colors. He walked backwards several feet, not afraid, mind you, but curious as to the intention of the wall and thought stepping back for the moment might be a wise decision. The wall, not becoming any less boring really, ceased its noise-making, and became quite transparent you see.</text:p>
      <text:p text:style-name="Text_20_body"><text:soft-page-break/><text:tab/>Now the wall being clear, made it obviously easier to see what was on the other side. There was apparently a universe on the other side that was previously unknown to Zachary or his family, whom had purchased the house at a time when market rater were quite reasonable. Now, stepping through a wall into another universe would be quite dangerous due to the lack of oxygen or ground upon which to walk. Fortunately for Zachary, who even at this moment was sipping his orange juice wondering if he was as interested in adventures as he previously thought, noticed a planet moving toward the wall.</text:p>
      <text:p text:style-name="Text_20_body"><text:tab/>Now a planet with atmosphere and ground seemed quite inviting and opened a new possibility which excluded death from a lack of oxgen and floating infinitely though a void in a universe located behind a wall in your parents home. As the planet became closer to the wall, a vast, sprawling civilization could be seen and soon a city was apparent to little Zachary. He approached the wall, and touched it. Imagine his surprised as his hand easily slipped through the wall. He now had a choice: continue drink<text:soft-page-break/>ing his orange juice and reading his book, or go through a magical wall to a planet in an as-yet undiscovered universe which held infinite possibilities for adventure and arousal. Setting his glass on the table, and replacing his bookmark, he decided without much hesitation really, to step through the wall, while at the same time, conveniently forgetting to clean his room as his parents had asked him to before they left for work. </text:p>
      <text:p text:style-name="Text_20_body"><text:tab/>Now, some logical grown-ups might recommend against stepping through a magical, transparent wall. Zachary, however, was not a logical, fact-filled grown-up, but a young boy who had never before been on a magic planet. The choice for him was quite simple really. So getting back to Zachary's place in the space-time continuum, he went through the wall and was now not in the city as one would necessarily like to be, but in the air above the city as one would be less likely to have a desire for. Now as he was falling from the aforementioned air, he thought perhaps my orange juice and book would have sufficed. But as the choice was apparently no longer his to make, he quickly dis<text:soft-page-break/>covered that gravity here was quite similar really, to the gravity on his own world. Now learning quickly that gravity would not help him, he tried to devise other modes of aid in his current predicament.</text:p>
      <text:p text:style-name="Text_20_body"><text:tab/>Fortunately for him, a hot-air balloon driver was nearby, and was able to maneuver his balloon in position that Zachary could land atop the soft balloon. Air again became a friend to Zachary, and cushioned his fall atop the sturdy material which the balloon was constructed. The driver of the balloon made a hasty landing and once to the ground, Zachary was safe once more, but did get a srape on the knew when he got all the way down. The <text:s/>balloon driver queried the young man, “What is your name my flying fellow?”</text:p>
      <text:p text:style-name="Text_20_body"><text:tab/>“Zachary,” he replied.</text:p>
      <text:p text:style-name="Text_20_body"><text:tab/>“My name is Nathaniel. How did you come to be in the air above the city, in danger from gravity?”</text:p>
      <text:p text:style-name="Text_20_body"><text:tab/>“I was reading a book, and the wall in my kitchen became magical, and I saw this planet, and was bored, so I stepped through the <text:soft-page-break/>wall.”</text:p>
      <text:p text:style-name="Text_20_body"><text:tab/>“Interesting,” the balloon driver replied. “And at any time had you given any thought as to how you would return home once you were done exploring our lovely universe?”</text:p>
      <text:p text:style-name="Text_20_body"><text:tab/>“Ummm... no. I don't normally think that far ahead. But that was my first magical wall, so...”</text:p>
      <text:p text:style-name="Text_20_body"><text:tab/>“I see. Well, what are you going to do now?”</text:p>
      <text:p text:style-name="Text_20_body"><text:tab/>“I'd like to have an adventure, sir, or go back home and read a book or take a nap.”</text:p>
      <text:p text:style-name="Text_20_body"><text:tab/>“Sir? Call me Nate. Well, the very least I can do is see if we can find a way back to your kitchen. Hop in the balloon.”</text:p>
      <text:p text:style-name="Text_20_body"><text:tab/>Zachary got in the balloon basket, and they took off. They reached the sky. There was a shimmering and Zachary reached his hand out. He was pulled in by the gravity from the other world, and scraped his elbow on a kitchen chair. His parents walked in the door. </text:p>
      <text:h text:style-name="P48" text:outline-level="1"><text:bookmark-start text:name="__RefHeading___Toc1087_3424433527"/>The Prisoner<text:bookmark-end text:name="__RefHeading___Toc1087_3424433527"/></text:h>
      <text:p text:style-name="P12"/>
      <text:p text:style-name="Text_20_body"><text:span text:style-name="T10"><text:tab/></text:span><text:span text:style-name="T18">Look into the sky and you may see the Moon. If you look past it you'll see a bright star. Look past that star and open up your imagination. You'll see a solar system. Within that solar system you'll see a moon. Stand upon that moon and you'll see a small world. </text:span></text:p>
      <text:p text:style-name="Text_20_body"><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Text_20_body"><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Text_20_body"><text:tab/>The prisoner was frightened but because he was so very bored much of the time, <text:soft-page-break/>decided to keep watching the light to see what it would do next. The stone behind the light slid slowly out of the wall. It fell to the ground. It began to grow small arms and legs and a head. A small mouth formed on the head.</text:p>
      <text:p text:style-name="Text_20_body"><text:tab/>The mouth spoke, “Greetings, Inmate!”</text:p>
      <text:p text:style-name="Text_20_body"><text:tab/>“Uh... hello. What... who are you?”</text:p>
      <text:p text:style-name="Text_20_body"><text:tab/>“I'm a stone fairy.”</text:p>
      <text:p text:style-name="Text_20_body"><text:tab/>“Uh huh... okay. Are you a good stone fairy or an evil stone fairy?”</text:p>
      <text:p text:style-name="Text_20_body"><text:tab/>“That depends on you. I'm here to grant you one wish.”</text:p>
      <text:p text:style-name="Text_20_body"><text:tab/>For the prisoner, deciding on a wish was quite easy.</text:p>
      <text:p text:style-name="Text_20_body"><text:tab/>“I wish I were free from this prison.”</text:p>
      <text:p text:style-name="Text_20_body"><text:tab/>The stone fairy took a great breath and blew out small pebbles and dust, which filled the prison cell, swirled around the prisoner, and he disappeared.</text:p>
      <text:p text:style-name="Text_20_body"><text:tab/>The prisoner was now upon the sur<text:soft-page-break/>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Text_20_body"><text:tab/>The stone fairy suddenly reappeared.</text:p>
      <text:p text:style-name="Text_20_body"><text:tab/>“Good stone fairy, I made one wish, yet you have granted me two!”</text:p>
      <text:p text:style-name="Text_20_body"><text:tab/>“No, prisoner. I have only granted one wish. Because breaking you out of prison would have been illegal, I have sent you back into the past, to the point in time before you committed your acts of discourtesy and aggression against your neighbors.”</text:p>
      <text:p text:style-name="Text_20_body"><text:tab/>“Thank you, good fairy!” Then the fairy disappeared.</text:p>
      <text:p text:style-name="Text_20_body"><text:tab/>The prisoner started walking toward what used to be his home. When he was only a few blocks away, he had a choice to commit a crime, one which would give him great pleasure. Unfortunately, he proceeded to make the choice <text:soft-page-break/>to commit an act of thievery. Along with the pleasure he experienced, he also had a sense of familiarity, and remembered this was the first crime he ever committed. </text:p>
      <text:p text:style-name="Text_20_body"><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able:table table:name="Table2" table:style-name="Table2">
        <table:table-column table:style-name="Table2.A"/>
        <table:table-row table:style-name="TableLine94376590218880">
          <table:table-cell table:style-name="Table2.A1" office:value-type="string">
            <text:p text:style-name="P37">“We (the nonreligious, atheists, Humanists, etc.) believe that God is the most important,<text:line-break/>influential literary character human beings have ever created.”</text:p>
            <text:p text:style-name="Preformatted_20_Text"/>
            <text:p text:style-name="P2">-Greg Epstein</text:p>
            <text:p text:style-name="P3"/>
            <text:p text:style-name="CSP_20_-_20_Front_20_Matter_20_Body_20_Text"/>
            <text:p text:style-name="CSP_20_-_20_Front_20_Matter_20_Body_20_Text"/>
            <text:p text:style-name="CSP_20_-_20_Front_20_Matter_20_Body_20_Text">"[...]When we were in Amsterdam doing Bed Peace, halfway through the week we sort of realized a tag to put on what we're doing which makes it easier for us and you to recognize what we're doing, by calling it Bagism. That means, if we have something to say or anybody has something to say, they can communicate from one room to another, and not confuse you with what color your skin is, or how long your hair’s grown, or how many pimples you’ve got."</text:p>
            <text:p text:style-name="CSP_20_-_20_Front_20_Matter_20_Body_20_Text"/>
            <text:p text:style-name="P38">-John Lennon</text:p>
            <text:p text:style-name="P38"/>
            <text:p text:style-name="P38"/>
            <text:p text:style-name="CSP_20_-_20_Front_20_Matter_20_Body_20_Text"/>
            <text:p text:style-name="CSP_20_-_20_Front_20_Matter_20_Body_20_Text">And think of all the hate there is in Red China<text:line-break/>Then take a look around to Selma, Alabama<text:line-break/>Ah, you may leave here for four days in space<text:line-break/>But when you return, it's the same old place<text:line-break/>The poundin' of the drums, the pride and disgrace<text:line-break/>You can bury your dead, but don't leave a trace<text:line-break/>Hate your next door neighbor but don't forget to say grace</text:p>
            <text:p text:style-name="CSP_20_-_20_Front_20_Matter_20_Body_20_Text"/>
            <text:p text:style-name="P2">-P.F. Sloan</text:p>
          </table:table-cell>
        </table:table-row>
      </table:table>
      <text:p text:style-name="P29"/>
      <text:h text:style-name="P48" text:outline-level="1"><text:bookmark-start text:name="__RefHeading___Toc1089_3424433527"/>The Blind Man and His Neighbors<text:bookmark-end text:name="__RefHeading___Toc1089_3424433527"/></text:h>
      <text:p text:style-name="P12"/>
      <text:p text:style-name="Text_20_body">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Text_20_body">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Text_20_body">One day the man was in the forest chopping wood to heat his home, and provide his good wife with fuel for cooking. As he chopped, small wood chips suddenly flew into his eyes. They penetrated deeply and swiftly. He <text:soft-page-break/>screamed with agony. His wife came 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text:p>
      <text:p text:style-name="Text_20_body">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Text_20_body">By how they spoke and acted, he knew they were the people with whom he was familiar. He was positive their skin was the same color as his own, that their eyes were the same shape as his, and that they were of a proper <text:soft-page-break/>height.</text:p>
      <text:p text:style-name="Text_20_body">A doctor came into the room where the man was recovering. He said, “Your eyes had quite a shock but they'll be fine. In time, you'll see just as well as before--maybe even better.”</text:p>
      <text:p text:style-name="Text_20_body">“That's great news, Doctor. You've done such a good job, and seem very competent and well-educated. You are certainly one of God's creatures.”</text:p>
      <text:p text:style-name="Text_20_body">“Thank you, sir,” the doctor pleasantly acknowledged.</text:p>
      <text:p text:style-name="Text_20_body">“And the nurses here are very good, too. They seem well-trained and able to communicate with the patients quite well. They're very compassionate and understanding. They must have been raised in good and decent families.”</text:p>
      <text:p text:style-name="Text_20_body">The doctor smiled and said, “I'll pass along your high praises to them. I have to visit some other patients now. Rest easy and may God bless you and your family.”</text:p>
      <text:p text:style-name="Text_20_body">“And you as well, Doctor.”</text:p>
      <text:p text:style-name="Text_20_body">The doctor left, and the man's family en<text:soft-page-break/>tered. They were overjoyed to hear that his sight would return. They visited everyday and brought fresh food from their garden to give to the hospital staff.</text:p>
      <text:p text:style-name="Text_20_body">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Text_20_body">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different than his own! The shape of the nurse's eyes was not the same as his own! The height of the person cleaning the room differed by several inches!</text:p>
      <text:p text:style-name="Text_20_body">The man quickly realized that his wife--in her panic--had taken him to the hospital in the strange town because it was the closest. He <text:soft-page-break/>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48" text:outline-level="1"><text:bookmark-start text:name="__RefHeading___Toc1711_1886852073"/>Glass Prison<text:bookmark-end text:name="__RefHeading___Toc1711_1886852073"/></text:h>
      <text:p text:style-name="P35"/>
      <text:p text:style-name="P12">Her name was Sara. She had fine, dark red hair that flowed slightly past her shoulders. Her face was blessed by Aphrodite with with smooth skin and a clear complexion. One look into her eyes could heal all wounds. Her smile could make someone feel like a wave of positive energy had washed over him.</text:p>
      <text:p text:style-name="P12">Behind that bright smile was something darker. She was sad. At work, she spoke softly and moved slowly, though it was clear she cared about her customers and wanted to do the best she could. It was obvious that Sara was meant for greater things than working at the Slide-away fast food restaurant.</text:p>
      <text:p text:style-name="P12">While waiting for his sandwich, he grabbed an orange juice. After he went to the cash register and paid, he went back to where she was standing and handed it to her. He said, “You seem like you could use a pick-me-up.” She was surprised and almost forgot to thank him. He went to eat his sandwich, left, and never <text:soft-page-break/>saw her again. A glass wall was between them. He could see Sara's smile and look into her eyes; he could hear her soft voice and receive her positive energy; but he could never call her on the telephone, hold her hand, or brush his fingers across her cheek. He could never give his love to her, nor receive love from her. Though they were free to move around and live their lives, the glass separating them was a prison forever keeping them apart. Only light, energy, beauty, and a bottle of orange juice could pass through the glass.</text:p>
      <text:h text:style-name="P48" text:outline-level="1"><text:bookmark-start text:name="__RefHeading___Toc2588_2856428111"/>A Shared Ending<text:bookmark-end text:name="__RefHeading___Toc2588_2856428111"/></text:h>
      <text:p text:style-name="P18"/>
      <text:p text:style-name="P12">William lived in a small town a few miles from the city. In his youth, he had been an amateur boxer, but after two years, he joined the United States Navy, deciding it could offer better long-term benefits. When William had been in the Navy for about two years, a shipmate introduced him to a woman named Dorothy, who was a singer touring with the USO.</text:p>
      <text:p text:style-name="P12">While in the service, William only was able to see Dorothy twice a year. They usually went dancing, or walking along a sandy shore of an ocean. During that time, they also kept in touch by mail.</text:p>
      <text:p text:style-name="P12">Six years later, William felt he'd seen enough of the world and wanted to stay in one place. He bought a house in a rural area that was about a thirty-minute drive from where Dorothy lived. They continued seeing each other and married after a year.</text:p>
      <text:p text:style-name="P12">During that year, he became employed as a supervisor for a company that manufactured <text:soft-page-break/>gas-powered engines. His experience in the Navy, coupled with his honorable discharge, ensured that he was able to avoid starting at “the bottom”; on his first day of work, he began training for a position as supervisor. He learned quickly and soon became an excellent team leader. After eight years, he was promoted to assistant manager of the entire manufacturing facility.</text:p>
      <text:p text:style-name="P12">William was over six feet tall, which meant that his co-workers always fought to have him on their team when they met after work for basketball. Several of William's female co-workers were drawn to his blue eyes, well-built physique, and good manners. They often flirted with him, but William always clearly expressed that the only woman who would ever hold his interest was Dorothy. He always added, “And that's a fact that will never change.”</text:p>
      <text:p text:style-name="P12">William retired at the age of sixty-eight. He spent the next ten years making sure Dorothy was happy, keeping up with repairs on their four-bedroom house, and graciously accepting his role as patriarch of the family; which by this <text:soft-page-break/>time included his two sons and two daughters, ten grandchildren, and various in-laws. In the past, they often came to visit William and Dorothy, <text:s/>but over time they became busier with their own family and careers, and visits became a rare, albeit happy, event.</text:p>
      <text:p text:style-name="P12">A few days after his seventy-sixth birthday, William was told by his doctor, “You're generally in good health, but I recommend that you start using a cane when you walk. Also, be more careful what you eat—your heart seems like it's working a bit harder than it needs to for someone your age.” William followed his doctor's advice, and Dorothy made a few changes to her recipes when she cooked their meals.</text:p>
      <text:p text:style-name="P12">Two years later, after complications from an illness, Dorothy passed away. “It was her time,” the doctor said. William disagreed but knew that he couldn't do anything about it except thank the Lord for their time together. Their family came out for the funeral. Afterward, William was alone, with only his memories.</text:p>
      <text:p text:style-name="P12">He eventually accepted Dorothy's passing, but still missed her terribly. Visits from his chil<text:soft-page-break/>dren and grandchildren came less often due to their busy schedules. Most of William's friends had either died or moved away. He was on good terms with his neighbors but had little in common with them, so the topics of their conversations were often limited to the weather and current events. He began to feel lonely, which was something he hadn't felt since before he met Dorothy.</text:p>
      <text:p text:style-name="P12">William was unable to drive a car due to the deterioration of his eyesight, so he had limited options for going out and meeting people his own age. He very much longed for the companionship of people from his generation—those who enjoyed the same music, were fans of the same movie stars, remembered the same major historical events, and so forth. <text:s/></text:p>
      <text:p text:style-name="P12">On William's eighty-first birthday, his oldest daughter and two grandchildren came to visit for three days. They all had a good time, but after they left, William felt even more alone than before. He decided to go for a walk, hoping to bump into some of his neighbors. They were often away at work or busy taking care of their <text:soft-page-break/>fields, but sometimes he found one or two who could take a break and were interested in a short afternoon bull session. William grabbed his cane and went outside.</text:p>
      <text:p text:style-name="P12">He soon reached the main road near his house, crossed it, and walked along the left side of it heading north. The sun was peeking behind some large, fluffy clouds. From the trees nearby he heard birds singing. He breathed deeply and looked up to see the clouds parting to make room for <text:s/>more sunlight.</text:p>
      <text:p text:style-name="P12">William walked for about ten minutes but didn't see any neighbors or anyone else out walking. He decided to sit and rest on the old, rusty iron bench a few yards ahead. As he neared it, because a large oak tree obstructed his view, he could only see a corner of the bench. As he walked around the tree though, he saw a woman sitting on the bench. He'd never seen her before, which surprised him because he thought he knew everyone who lived nearby.</text:p>
      <text:p text:style-name="P12">As he approached, they made eye contact. William greeted her. “Good afternoon, ma'am.”</text:p>
      <text:p text:style-name="P12">“Good afternoon,” she returned with a <text:soft-page-break/>smile. She looked up at the sky, then back at William. “It's such a beautiful day!”</text:p>
      <text:p text:style-name="P12">William leaned on his cane more; it eased the pressure on his leg and hip. “Yes, it is. My name's William. I don't recall meeting you before.”</text:p>
      <text:p text:style-name="P12">“I'm Mary. I moved into the city a few months ago. I was feeling a bit crowded so I thought I'd go for a walk. It's nice to meet you, William.”</text:p>
      <text:p text:style-name="P12">“Same here.” He sat down next to Mary—a respectable twelve inches between them–and laid his cane against the bench's armrest.</text:p>
      <text:p text:style-name="P12">William and Mary continued talking about the weather, then switched the topic to local politics, then to global current events. Before long, they discovered several things they had in common: they liked the same movies, the same music, and voted for the same presidents in the last seven elections.</text:p>
      <text:p text:style-name="P12">After an hour had passed, they made plans to meet at the bench the next day.</text:p>
      <text:p text:style-name="P12">As they were parting, William said, “It was <text:soft-page-break/>a real treat to meet you, Mary. Tomorrow I'll bring a thermos with some water.”</text:p>
      <text:p text:style-name="P12">“That's a good idea. I didn't plan to be out this long and I sure did get thirsty. I'll bring some chocolate-covered pretzels for us to snack on.”</text:p>
      <text:p text:style-name="P12"><text:span text:style-name="T6">“That's an even </text:span><text:span text:style-name="T8">better</text:span><text:span text:style-name="T6"> idea!” They both chuckled, then they smiled, looking forward to coating their tongues with the taste of chocolate.</text:span></text:p>
      <text:p text:style-name="P28"/>
      <text:p text:style-name="P9">☼ ☼ ☼</text:p>
      <text:p text:style-name="P9"/>
      <text:p text:style-name="P10"/>
      <text:p text:style-name="P12">Each day for seven days, William and Mary agreed to meet each other the following day. On the eighth day, William suggested, “As you know, Mary, my house feels empty with only me in it. I'd like to invite you to come stay with me for two weeks.” He gently took her hand.</text:p>
      <text:p text:style-name="P12">Before answering, she turned her head and coughed. She cleared her throat, smiled at William and said, “I think that's a wonderful idea! I'll bring a small suitcase with some clothes and <text:soft-page-break/>other odds and ends tomorrow. That should be all I need.”</text:p>
      <text:p text:style-name="P12">“That cough doesn't sound too good. Are you okay?”</text:p>
      <text:p text:style-name="P12">“Yes, I'm fine.” Mary answered nonchalantly, and added, “Just a little cold I think.” They hugged each other and then parted.</text:p>
      <text:p text:style-name="P12">The following afternoon, they again met at the bench, but now Mary had a pink leather suitcase. William offered to carry it for her, but feeling that his cane was burden enough for him, she politely declined.</text:p>
      <text:p text:style-name="P12">When they reached his house, he led her through each room, telling her about a special memory from each one. Arriving at the last room, he said, “This is where you'll be sleeping. My room is right next door.” </text:p>
      <text:p text:style-name="P12">Mary looked at the two paintings on the wall, <text:s/>the light blue curtains over the window, and finally at the pictures of his family. “This room is simply lovely!”</text:p>
      <text:p text:style-name="P12">“Thank you. Do you think you'll be comfortable here?”</text:p>
      <text:p text:style-name="P12"><text:soft-page-break/>Mary noticed the bed and replied, “The bed is the same kind as the one I have at home. I'm sure I'll be just fine, thank you, William.”</text:p>
      <text:p text:style-name="P12">They ate supper together that evening. Afterward, they played cards, talked, and watched television. At around ten o'clock they both became tired and went to their rooms for a good night's sleep.</text:p>
      <text:p text:style-name="P12">The next three days were fun for them both. Sharing stories from their childhoods, listening to music, and going for walks were among the many activities they did together. William didn't feel alone anymore, and Mary no longer felt crowded. They both felt blessed; however, they knew that their time together wouldn't last forever.</text:p>
      <text:p text:style-name="P12"/>
      <text:p text:style-name="P9">☼ ☼ ☼</text:p>
      <text:p text:style-name="P9"/>
      <text:p text:style-name="P12">Mary woke up feeling short of breath. She knocked on William's door. He got up to open it. He looked in her eyes, heard her breath, and knew she was ill. With concern evident in his voice, William asked, “What's wrong?”</text:p>
      <text:p text:style-name="P12"><text:soft-page-break/>“I'm just a little short of breath—and feeling a little dizzy.”</text:p>
      <text:p text:style-name="P12">“You should go back to bed. I'll get you some water.”</text:p>
      <text:p text:style-name="P12">“No, thank you, William, I'm just not thirsty right now.” He lightly stroked her hair as she went back into her room to lay down.</text:p>
      <text:p text:style-name="P12">“I think we should go to the hospital, Mary. One of my neighbors told me I could call him if I ever had an emergency. He would drive us, and I know he's home right now.“</text:p>
      <text:p text:style-name="P12">Mary chuckled, “Oh, William, don't worry! This happens sometimes. My doctor said that when it does, I only need to rest. If I start to feel worse, you'll be the first to know,” Mary said with a smile—but shakily, her weakened condition apparent in her voice.</text:p>
      <text:p text:style-name="P12">“All right. You just rest then, and don't worry about how long you need to stay here. I'll be nearby if you need anything.” William sat down in a chair. Mary, now in bed, slowly turned over to look out the window. From his back pocket, William pulled out a crossword puzzle. <text:soft-page-break/>He couldn't concentrate on it though; he continually glanced at Mary so he'd know right away if he should take her to a hospital. He watched for any signs that indicated her condition was worsening.</text:p>
      <text:p text:style-name="P12">Soon, William heard Mary lightly snoring. Seeing how peaceful she was, he felt more relaxed and let his head rest on the back of the chair. Within a minute, he too had drifted peacefully into sleep; however, three times he awoke, looked at Mary, and each time fell back asleep.</text:p>
      <text:p text:style-name="P12">The fourth time he awoke, he saw that Mary had turned back over and now faced him. She slowly opened her eyes, and saw William sitting nearby, looking as if he were about to fall asleep. </text:p>
      <text:p text:style-name="P12">“William, come lie next to me and hold me.” With some effort, she moved to the other side of the bed to make room for him. He slowly rose from his chair and lay next to Mary. He felt weaker and more tired than usual, and his chest felt tight.</text:p>
      <text:p text:style-name="P12">Before falling asleep, William's happiness caused a great smile to form on his face. Mary, <text:soft-page-break/>with her friend's arms around her, felt very relaxed and happy; she, too, grew a broad smile before drifting peacefully to sleep.</text:p>
      <text:p text:style-name="P12"/>
      <text:p text:style-name="P9">☼ ☼ ☼</text:p>
      <text:p text:style-name="P9"/>
      <text:p text:style-name="P9"/>
      <text:p text:style-name="P12">The next day, a police car with two officers inside drove into William's driveway. They parked <text:s/>but left the vehicle running.</text:p>
      <text:p text:style-name="P12">“You sure this is the right address, Mitch?”</text:p>
      <text:p text:style-name="P12">Mitch checked his notebook and compared it to the number on the front of the house. “Yeah, this is it.”</text:p>
      <text:p text:style-name="P12">Steve inquired, “Who called it in?”</text:p>
      <text:p text:style-name="P12">“Lawrence Middleton, William's son. After trying to phone his father and getting no answer, Lawrence took the first flight out and arrived in the city this morning. He rented a car and got here an hour ago. Found his father lying on the bed. He said that he checked for a pulse but couldn't find one. He left, drove to a restaurant and called the precinct. He figured that heart failure, combined with old age, was the cause of <text:soft-page-break/>death.”</text:p>
      <text:p text:style-name="P12">Steve sighed sadly. “All right. Let's check it out.” They exited the vehicle and walked up the steps to the front door. Mitch knocked once and waited fifteen seconds before trying the doorbell. Another fifteen seconds passed, so Mitch looked at Steve, expecting him to agree that they had waited long enough before entering the owner's residence. Steve nodded his consent. Mitch opened the door <text:s/>and they walked inside. They proceeded to look into each room, and in the fourth room they found William laying motionless on the bed.</text:p>
      <text:p text:style-name="P12">Mitch sat down in the chair next to the bed, leaned toward William and checked him for a pulse. He lifted William's right eyelid and observed that the pupil failed to contract. “He's dead. No apparent cause but that's for the coroner to figure out.” Mitch respectfully pulled a sheet over William's face and the top of his head.</text:p>
      <text:p text:style-name="P12">“Yeah, Stan'll figure it out,” Steve agreed. “Busy day for him. He's got that other one too.”</text:p>
      <text:p text:style-name="P12">Mitch said, “Usually they don't have a <text:soft-page-break/>smile on their face. I wonder what he was thinking about when he died.”</text:p>
      <text:p text:style-name="P12">“I dunno. It's weird though—like that lady I found earlier this morning.”</text:p>
      <text:p text:style-name="P12">“I hope I have a smile on my face when I go.” </text:p>
      <text:p text:style-name="P12">Steve responded, “I don't like to think about it. Roger and I found a woman dead this morning in her home near Fifth and Park Avenue.” Steve stopped and thought for a moment, trying to remember a name, then continued, “<text:span text:style-name="T15">Mary</text:span> was laying in bed with a smile on her face. On the coffee table in her living was a suitcase that was open and half-packed. There were blood stains on her clothes; because of the tissues we found on her floor, Roger figured it was from a coughing fit Mary had before she died. In spite of that, she had a big smile on her face, just like this guy does.”</text:p>
      <text:p text:style-name="P12">“That's a shame—she didn't even get to finish packing her suitcase. I hope she called ahead to wherever she was going.”</text:p>
      <text:p text:style-name="P12">“That's not funny, Mitch.”</text:p>
      <text:p text:style-name="P12"><text:soft-page-break/>“Wasn't meant to be.”</text:p>
      <table:table table:name="Table4" table:style-name="Table4">
        <table:table-column table:style-name="Table4.A"/>
        <table:table-row table:style-name="TableLine94376590465744">
          <table:table-cell table:style-name="Table4.A1" office:value-type="string">
            <text:p text:style-name="CSP_20_-_20_Front_20_Matter_20_Body_20_Text">Time interval is a strange and contradictory matter in the mind. It would be reasonable to suppose that a routine time or an eventless time would seem interminable. It should be so, but it is not. It is the dull eventless times that have no duration whatever. A time splashed with interest, wounded with tragedy, crevassed with joy - that's the time that seems long in the memory. And this is right when you think about it. Eventlessness has no posts to drape duration on. From nothing to nothing is no time at all.</text:p>
            <text:p text:style-name="CSP_20_-_20_Front_20_Matter_20_Body_20_Text"/>
            <text:p text:style-name="P2">— <text:span text:style-name="Strong_20_Emphasis"><text:span text:style-name="T17">John Steinbeck</text:span></text:span></text:p>
          </table:table-cell>
        </table:table-row>
      </table:table>
      <text:p text:style-name="P12"/>
      <text:h text:style-name="P48" text:outline-level="1"><text:bookmark-start text:name="__RefHeading___Toc1093_3424433527"/>Mount Solation<text:bookmark-end text:name="__RefHeading___Toc1093_3424433527"/></text:h>
      <text:p text:style-name="P30"/>
      <text:p text:style-name="P12">Once upon a time there was a mountain. Upon that mountain stood a man who was almost completely alone. The clouds swarming above were his only companions.</text:p>
      <text:p text:style-name="P12"><text:s/>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P12">After 5,000 years had passed, he had the idea to give names to the grains of sand and dirt he saw on the mountain. After 25,000 years, this began to tire the man. He decided to quit naming all the grains of sand and dirt. </text:p>
      <text:p text:style-name="P12">After 10,000 years of not giving names to anything, he again fell victim to boredom. The <text:soft-page-break/>man de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P12">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P12">"What's your name?"</text:p>
      <text:p text:style-name="P12">The man looked disappointed. "I forgot to give myself a name. I am the man."</text:p>
      <text:p text:style-name="P12">"There are many men," she laughed and smiled pleasantly. "Everyone has a name. You must have one too."</text:p>
      <text:p text:style-name="P12">The man replied, "You say everyone has a name, then I agree that I must have one too. Unfortunately, if I ever had a name, I have for<text:soft-page-break/>gotten it. What is your name?"</text:p>
      <text:p text:style-name="P12">"Theresa," the woman replied.</text:p>
      <text:p text:style-name="P12">"May I have it?"</text:p>
      <text:p text:style-name="P12">"Have what?" Theresa inquired.</text:p>
      <text:p text:style-name="P12">"Your name," the man answered.</text:p>
      <text:p text:style-name="P12">Theresa laughed and smiled pleasantly. "But if I give you my name, then I won't have one."</text:p>
      <text:p text:style-name="P12">"I understand. Perhaps I will give myself a name. I have named many clouds, raindrops, grains of sand and dirt, and also this mountain. Giving a name to myself should be very simple."</text:p>
      <text:p text:style-name="P12">"One should hope so," Theresa laughed and smiled pleasantly.</text:p>
      <text:p text:style-name="P12">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text:soft-page-break/>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P12">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P12">The man never realized quite how high Mount Solation stretched into the sky. The man thought for a second to turn and go back to the top, but decided against it. Two days after that thought, the man saw someone in the distance. He was quite surprised to see anyone, for he was only half-way to the bottom.</text:p>
      <text:p text:style-name="P12">As he drew nearer, he recognized <text:soft-page-break/>Theresa. "Theresa!" He yelled out to her. Theresa then recognized him also, and responded back, "Hello, man!"</text:p>
      <text:p text:style-name="P12">They approached each other, and the man said, "I've come to tell you my new name."</text:p>
      <text:p text:style-name="P12">"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P12">"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P12">Theresa said, "That's all right. I don't want to know how much time or how many thoughts you've spent choosing the name you've given <text:soft-page-break/>yourself. I would just like to hear your name."</text:p>
      <text:p text:style-name="P12">"Joseph," the man replied.</text:p>
      <text:p text:style-name="P12">"I like that name. You've given yourself a fine name, Joseph."</text:p>
      <text:p text:style-name="P12">"Thank you, Theresa. I came to find you so I could tell you my new name. Now that I have told you, I will go back up to the top of Mount Solation."</text:p>
      <text:p text:style-name="P12">"Joseph, instead of going back to the top of your mountain, would you like to walk down to the bottom with me?"</text:p>
      <text:p text:style-name="P12">"What is at the bottom of Mount Solation?"</text:p>
      <text:p text:style-name="P12">"The same things that are at the top--clouds, raindrops, and grains of sand and dirt. Also, I live at the bottom, and so do other men and women. There are many other things at the bottom of your mountain which aren't at the top."</text:p>
      <text:p text:style-name="P12">"It sounds very much as what the clouds used to whisper to me. They used to tell me about life, men, and women."</text:p>
      <text:p text:style-name="P12">Theresa said, "The clouds would know <text:soft-page-break/>about all of those things. They've seen it all. It was a cloud who whispered to me, and that's how I found you when we first met; before you had given yourself a name."</text:p>
      <text:p text:style-name="P12">Joseph and Theresa began walking down Mount Solation toward the bottom. Joseph asked, "Did the cloud tell you its name?"</text:p>
      <text:p text:style-name="P12">"Yes. After the cloud told me where to find you, and that you were on the top of your mountain naming all the clouds, the cloud told me that its name was 'Theresa.'"</text:p>
      <text:p text:style-name="P12">"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P12">"Theresa answered, "You won't find that <text:soft-page-break/>cloud. It became some of the raindrops that you named. It now floats through a river which passes along the bottom of your mountain. It often carries with it many of the grains of sand and dirt which you've named."</text:p>
      <text:p text:style-name="P12">"It saddens me about that cloud being gone," Joseph sadly stated.</text:p>
      <text:p text:style-name="P12">"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P12">Joseph and Theresa spent much of the time talking on their walk down to the bottom of Mount Solation. When they finally arrived at the bottom, they both were very thirsty and drank from the river. They saw and spoke with each other frequently for many years to follow--and also to the other men and women at the bottom of Mount Solation. Ever after, Joseph lived--and experienced that which the clouds had whis<text:soft-page-break/>pered about to him, once upon a time.</text:p>
      <text:h text:style-name="P47" text:outline-level="1"><text:bookmark-start text:name="__RefHeading___Toc2266_1999902834"/>Damned Tears<text:bookmark-end text:name="__RefHeading___Toc2266_1999902834"/></text:h>
      <text:p text:style-name="Text_20_body"/>
      <text:p text:style-name="Text_20_body">For every joke he tells, there is a sadness. Each sadness buried by one joke. Once he thought the joke transformed the sadness, but the joke merely blanketed the sadness to comfort it.</text:p>
      <text:p text:style-name="Text_20_body">It’s said that tears clean one’s eyes. If the the dam broke from all of the tears from his sadness — crying an ocean over the loss of his father, the loss of his childhood, the loss of what-could-have-been-but-never-will-be, what he never knew, what he’ll never know, feelings he’s never felt, feelings he’ll never feel, a father he can never know, nor the father who can ever know his son, a father who can never be proud of his son, a son who can never be proud of his father, a voice he’ll never hear, a father who will never hear the voice of his son, the son who can never have his father, the father who can never have his son, the life that never was, a life that never included a father, the life of a father that isn’t — if the tears for all these were shed, he could throw away his glasses and have per<text:soft-page-break/>fect vision. And the tears would wash over his soul and clean the taint of blood and terror. All emotions, love, hope, happiness, sadness, fear, and many others, would be uncovered and laid out — existing, coexisting peacefully upon the cool sheets of time and the future.</text:p>
      <text:p text:style-name="Text_20_body">A trickle of these tears were shed this night, for the death of a father over two decades past, and the death of a son over two decades past, each only happening yesterday. As the tears fall he could for a moment sense and feel what the father felt at the time of his death, and then the son shed even more tears for the pain which the father felt at the moment the father’s finger was upon the trigger. The son could almost feel the father’s presence, and the son reached out his hand, but there was no hand to take it. He told the father that he missed and loved him, and that he knew the father missed and loved him as well.</text:p>
      <text:p text:style-name="Text_20_body">And I realized that I do indeed have a father, but he is dead. Some of the sadness now uncovered, the tears dry, the ink falls from my pen,</text:p>
      <text:p text:style-name="Text_20_body"><text:soft-page-break/></text:p>
      <text:p text:style-name="Text_20_body">and I see that I’ve written about the loss of two men.</text:p>
      <text:p text:style-name="normal"/>
      <text:p text:style-name="P4"/>
      <text:h text:style-name="P48" text:outline-level="1"><text:bookmark-start text:name="__RefHeading___Toc1095_3424433527"/>The Money Trees<text:bookmark-end text:name="__RefHeading___Toc1095_3424433527"/></text:h>
      <text:p text:style-name="P12"/>
      <text:p text:style-name="P12">There was once a mighty kingdom peacefully ruled by a benevolent king and queen. In financial terms, the kingdom's citizens were much like our own: some were rich, some were poor, some fell comfortably into the middle, and many more fell wretchedly below everyone else.</text:p>
      <text:p text:style-name="P12">The king's son, Prince Cameron, was rich. He was highly educated, but sometimes didn't utilize his skills and talents. He spent most of his time gambling, partying, and neglecting lessons that would teach him how to be a good ruler.</text:p>
      <text:p text:style-name="P12">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text:s/>marveled at its majestic appearance.</text:p>
      <text:p text:style-name="P12"><text:soft-page-break/>Johann had become friends with a peddler named Elijah, who resided <office:annotation office:name="__Annotation__2194_1999902834" loext:resolved="false"><dc:creator>Andrew Alt</dc:creator><dc:date>2022-04-28T23:47:22</dc:date><text:p text:style-name="P51"><text:span text:style-name="T23">2 kingdoms away?</text:span></text:p><text:p text:style-name="P51"><text:span text:style-name="T23"/></text:p></office:annotation>about four kilometers beyond the border of the <office:annotation-end office:name="__Annotation__2194_1999902834"/>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P12">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text:soft-page-break/>hann didn't buy anything from Elijah that day. He was aware of Johann's weak financial situation and wasn't bothered by the lack of a sale. The two simply enjoyed each others' friendship and company.</text:p>
      <text:p text:style-name="P12">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P12">After burying the penny in his backyard, he said a prayer to Plutus, the god of wealth and good luck. Johann remembered to thank him for his generosity. He then went inside to greet his family and share the evening meal with them.</text:p>
      <text:p text:style-name="P12">The next morning, Johann arose from bed and proceeded to the kitchen for coffee. He glanced out the window to admire the beautiful castle. Instead of the castle, however, he saw a tree. Being a farmer and an accomplished gardener, Johann knew trees didn't grow overnight. <text:soft-page-break/>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P12">After work that day, Johann joined Elijah at the center of town. Elijah was intrigued at the prospect of someone else having news for a change.</text:p>
      <text:p text:style-name="P12">“You buried the penny because you believed saving it was more important than spend<text:soft-page-break/>ing it?”</text:p>
      <text:p text:style-name="P12">“That's right. I buried the penny and prayed to Plutus and gave him thanks. This morning I discovered the penny had sprouted overnight into a money tree.”</text:p>
      <text:p text:style-name="P12">“You can't be serious. How's that possible?”</text:p>
      <text:p text:style-name="P12">Johann showed Elijah the two silver coins. Elijah had heard stories about money trees during his travels--and when he was a child his parents often complained about not having one—but he had never seen anyone produce money from a tree before.</text:p>
      <text:p text:style-name="P12">“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P12">After Elijah arrived home and finished burying his penny, he said a prayer to Plutus and thanked him for his life as a peddler--a life <text:soft-page-break/>that offered financial security and gave him many opportunities to meet and talk with the good people of the land.</text:p>
      <text:p text:style-name="P12">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replace the one that was removed. Elijah again thanked Plutus and headed to the kingdom for the day's work.</text:p>
      <text:p text:style-name="P12">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text:soft-page-break/>dirty and disgusting peasant and was able to exchange one of his gold coins for a shiny new penny. Prince Cameron went home to his father's castle, and proceeded to do everything Johann and Elijah had done.</text:p>
      <text:p text:style-name="P12">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P12">The following day, the prince used the money from his tree to buy the castle being built in the west. He hired more workers to expedite its construction. When it was completed, he hired many filthy peasants to keep it clean and work the land surrounding it. He hired many servants to clean his bedroom--all of whom were <text:soft-page-break/>female--but always fired them the next morning, before they even had a chance to eat breakfast.</text:p>
      <text:p text:style-name="P12">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P12">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text:soft-page-break/>could.</text:p>
      <text:p text:style-name="P12">“Funny you should mention the weather,” Elijah began saying. “It seems like we've been longer than usual without rain.”</text:p>
      <text:p text:style-name="P12">“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P12">“He's not doing any better?”</text:p>
      <text:p text:style-name="P12">“He's stable, but there's been no significant improvement within the last two months. My wife and I look forward to him smiling again with healthy cheeks.”</text:p>
      <text:p text:style-name="P12">“Tell him I said hi. I'll stop by to visit him tomorrow.”</text:p>
      <text:p text:style-name="P12">“He'd like that. Stephen says you're his favorite peddler. All the toys I give him--the ones I buy from you--he keeps near his bed. They're his favorite.”</text:p>
      <text:p text:style-name="P12"><text:soft-page-break/>“That's nice.” Elijah smiled, and then reached into his cart and grabbed a new toy; a stick with a wooden wheel attached using a small pin. Elijah placed his finger on the edge of the wheel and spun it. “You give this to him. It's a present, free of charge.”</text:p>
      <text:p text:style-name="P12">“Thank you, Elijah. It's very intricate; he likes these technological gadgets. I have to go now. I wish you a good evening and safe journey home.”</text:p>
      <text:p text:style-name="P12">“To you as well, Johann.”</text:p>
      <text:p text:style-name="P12">And the two men each departed for their respective homes.</text:p>
      <text:p text:style-name="P12">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P12"><text:span text:style-name="T11">Water was still scarce, however, and Stephen's sickness became worse. Johann bought all the water he could with silver coins </text:span><text:soft-page-break/><text:span text:style-name="T11">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text:span text:style-name="T12">before</text:span><text:span text:style-name="T11">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span></text:p>
      <text:p text:style-name="P12">As Johann waited for the messengers to return, he, his wife, and their four other children sat near Stephen's bedside. Elijah visited almost every day, bringing a new toy for Stephen each time. Stephen, however, was too weak to <text:soft-page-break/>play with them, and they piled up in a corner. Johann and his family prayed to all their gods, and even to the new one about whom they'd recently heard rumors; the one who had sent His Son to Earth to save mankind.</text:p>
      <text:p text:style-name="P12">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text:soft-page-break/>nying him. “An attack? A scouting party?”</text:p>
      <text:p text:style-name="P12">“No, my Lord,” answered the general. By the number, I judge them to be the messengers and physicians your gardener has hired.”</text:p>
      <text:p text:style-name="P12">“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P12">“Yes, Sir!” The general left to delegate the tasks and ensure the king's orders were fulfilled.</text:p>
      <text:p text:style-name="P12">At that moment, the king heard something strike his crown. “What was that?” There was suddenly another strike, but this time, on his nose. He touched it with a finger, and it felt moist. “Thank the creators, they have blessed <text:soft-page-break/>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P12">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P12">Within two days, Stephen's health improved only a little. After five more days, how<text:soft-page-break/>ever, Stephen was on his feet again, playing with Elijah's toys. Johann paid them all an extra 500 gold coins and they returned to their respective countries.</text:p>
      <text:p text:style-name="P12">Two weeks later, Johann went into town to meet Elijah. His peddling cart was fully stocked with a variety of interesting items, but he had no extra silver coins. “I'm just glad I have a full inventory.”</text:p>
      <text:p text:style-name="P12">“I heard Prince Cameron isn't doing very well. He's got some new disease that even those eight specialists can't cure.”</text:p>
      <text:p text:style-name="P12">“I heard the same. Well, maybe praying will help.”</text:p>
      <text:p text:style-name="P12">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old him, “Now do not squander this penny. I don't have any silver coins left, so we may need that penny one day. We shouldn't need it for quite a while though; <text:soft-page-break/>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11"/>
      <text:p text:style-name="P19"><text:s/></text:p>
      <text:p text:style-name="P19"/>
      <text:p text:style-name="P19"/>
      <text:p text:style-name="P19"/>
      <text:h text:style-name="P50" text:outline-level="2"><text:bookmark-start text:name="__RefHeading___Toc2061_1986596236"/>Acknowledgments<text:bookmark-end text:name="__RefHeading___Toc2061_1986596236"/></text:h>
      <text:p text:style-name="Text_20_body"/>
      <text:p text:style-name="Text_20_body">Thanks to Amy Chambers, Joel Couenhoven, Annette Alt, and Renata Luka for feedback, edit suggestions, and much encouragement.</text:p>
      <text:p text:style-name="P12"/>
      <text:p text:style-name="P16"/>
      <text:p text:style-name="P20"/>
      <text:p text:style-name="P19"><text:s text:c="2"/></text:p>
      <text:p text:style-name="P20"/>
      <text:p text:style-name="P20"/>
      <text:p text:style-name="P20"/>
      <text:p text:style-name="P20"/>
      <text:p text:style-name="P20"/>
      <text:p text:style-name="P20"/>
      <text:p text:style-name="P19"/>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DejaVu Sans" svg:font-family="'DejaVu Sans'" style:font-family-generic="roman" style:font-pitch="variable"/>
    <style:font-face style:name="DejaVu Sans1" svg:font-family="'DejaVu Sans'" style:font-family-generic="system" style:font-pitch="variable"/>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 svg:font-family="Garamond" style:font-family-generic="roman" style:font-pitch="variable"/>
    <style:font-face style:name="Garamond1" svg:font-family="Garamond"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family-generic="roman" style:font-pitch="variable"/>
    <style:font-face style:name="Nimbus Mono L" svg:font-family="'Nimbus Mono L'" style:font-family-generic="system" style:font-pitch="variable"/>
    <style:font-face style:name="Noto Sans" svg:font-family="'Noto Sans'" style:font-family-generic="swiss"/>
    <style:font-face style:name="Noto Sans1" svg:font-family="'Noto Sans'" style:font-family-generic="swiss" style:font-pitch="variable"/>
    <style:font-face style:name="Tahoma" svg:font-family="Tahoma" style:font-family-generic="roman"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true" style:font-name-asian="Droid Sans Fallback" style:font-size-asian="11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style:contextual-spacing="false" fo:line-height="115%" fo:text-align="justify" style:justify-single-word="false" fo:orphans="0" fo:widows="0" fo:hyphenation-ladder-count="no-limit" fo:text-indent="0in" style:auto-text-indent="true"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Calibri2" style:font-family-asian="Calibri"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default-outline-level="" style:list-style-name="" style:class="text" style:master-page-name="">
      <style:paragraph-properties fo:margin-left="0in" fo:margin-right="0in" fo:text-align="justify" style:justify-single-word="true" fo:orphans="0" fo:widows="0" fo:hyphenation-ladder-count="no-limit" fo:text-indent="0in" style:auto-text-indent="true" style:page-number="auto" style:punctuation-wrap="simple" style:snap-to-layout-grid="false">
        <style:tab-stops>
          <style:tab-stop style:position="0.4925in"/>
        </style:tab-stops>
      </style:paragraph-properties>
      <style:text-properties fo:color="#000000" loext:opacity="100%" style:font-name="Arial" fo:font-family="Arial" style:font-family-generic="swiss" style:font-pitch="variable" fo:font-size="16pt" fo:language="en" fo:country="US" style:font-size-asian="16pt" fo:hyphenate="true" fo:hyphenation-remain-char-count="2" fo:hyphenation-push-char-count="2" loext:hyphenation-no-caps="false"/>
    </style:style>
    <style:style style:name="List" style:family="paragraph" style:parent-style-name="Standard" style:default-outline-level="" style:list-style-name="WWNum2" style:class="list">
      <style:paragraph-properties fo:margin-left="0.25in" fo:margin-right="0in" fo:margin-top="0in" fo:margin-bottom="0.1945in" style:contextual-spacing="false" style:line-height-at-least="0.0693in" fo:text-indent="0in" style:auto-text-indent="false"/>
      <style:text-properties style:font-name="Garamond" fo:font-family="Garamond" style:font-family-generic="roman" style:font-pitch="variable" style:font-name-asian="Times New Roman1" style:font-family-asian="'Times New Roman'" style:font-family-generic-asian="system" style:font-pitch-asian="variable" style:font-name-complex="Garamond1" style:font-family-complex="Garamond"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master-page-name="">
      <style:paragraph-properties fo:margin-top="0.1665in" fo:margin-bottom="0.0835in" style:contextual-spacing="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text:number-lines="true" text:line-number="1">
        <style:tab-stops>
          <style:tab-stop style:position="0.4925in"/>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0.4925in"/>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top="0in" fo:margin-bottom="0in" style:contextual-spacing="false" fo:text-align="start" style:justify-single-word="false" fo:orphans="2" fo:widows="2" fo:hyphenation-ladder-count="no-limit" style:punctuation-wrap="simple" style:writing-mode="lr-tb">
        <style:tab-stops>
          <style:tab-stop style:position="0.4925in"/>
        </style:tab-stops>
      </style:paragraph-properties>
      <style:text-properties style:use-window-font-color="true" loext:opacity="0%" style:font-name="Calibri" fo:font-family="Calibri" style:font-family-generic="roman" style:font-pitch="variable" fo:font-size="11pt" style:letter-kerning="true" style:font-name-asian="Times New Roman1" style:font-family-asian="'Times New Roman'" style:font-family-generic-asian="system" style:font-pitch-asian="variable" style:font-size-asian="11pt" style:language-asian="zh" style:country-asian="CN"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mment_20_Text" style:display-name="Comment Text" style:family="paragraph" style:parent-style-name="Standard" style:default-outline-level="">
      <style:text-properties fo:font-size="10pt" style:font-size-asian="10pt" style:font-size-complex="10pt"/>
    </style:style>
    <style:style style:name="Comment_20_Subject" style:display-name="Comment Subject" style:family="paragraph" style:parent-style-name="Comment_20_Text" style:next-style-name="Comment_20_Text" style:default-outline-level="">
      <style:text-properties fo:font-weight="bold" style:font-weight-asian="bold" style:font-weight-complex="bold"/>
    </style:style>
    <style:style style:name="CSP_20_-_20_Chapter_20_Title" style:display-name="CSP - Chapter Title" style:family="paragraph" style:parent-style-name="Standard" style:next-style-name="Text_20_body" style:default-outline-level="1" style:list-style-name="">
      <style:paragraph-properties fo:margin-top="0in" fo:margin-bottom="0in" style:contextual-spacing="false" style:line-height-at-least="0.0693in" fo:text-align="start" style:justify-single-word="false"/>
      <style:text-properties fo:text-transform="uppercase" style:font-name="Times New Roman" fo:font-family="'Times New Roman'" style:font-family-generic="roman" style:font-pitch="variable" fo:font-size="18pt" style:font-size-asian="14pt" style:font-name-complex="Times New Roman1" style:font-family-complex="'Times New Roman'" style:font-family-generic-complex="system" style:font-pitch-complex="variable" style:font-size-complex="14pt" style:font-style-complex="italic"/>
    </style:style>
    <style:style style:name="CSP_20_-_20_Front_20_Matter_20_Body_20_Text" style:display-name="CSP - Front Matter Body Text" style:family="paragraph" style:parent-style-name="Standard" style:default-outline-level="">
      <style:paragraph-properties fo:margin-top="0in" fo:margin-bottom="0in" style:contextual-spacing="false" style:line-height-at-least="0.0693in" fo:text-align="start" style:justify-single-word="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 style:display-name="CSP - Chapter Body Text" style:family="paragraph" style:parent-style-name="Standard" style:default-outline-level="">
      <style:paragraph-properties fo:margin-left="0in" fo:margin-right="0in" fo:margin-top="0in" fo:margin-bottom="0in" style:contextual-spacing="false" style:line-height-at-least="0.0693in" fo:text-align="justify" style:justify-single-word="false" fo:text-indent="0.2in" style:auto-text-indent="false"/>
      <style:text-properties style:font-name="Garamond" fo:font-family="Garamond" style:font-family-generic="roman" style:font-pitch="variable" style:font-name-complex="Garamond1" style:font-family-complex="Garamond" style:font-family-generic-complex="system"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default-outline-level="">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auto-update="true" style:default-outline-level="" style:class="html">
      <style:paragraph-properties fo:margin-top="0in" fo:margin-bottom="0.1965in" style:contextual-spacing="false" fo:padding="0in" fo:border-left="none" fo:border-right="none" fo:border-top="none" fo:border-bottom="0.74pt solid #000000" text:number-lines="false" text:line-number="0" style:writing-mode="lr-tb"/>
      <style:text-properties fo:font-size="6pt" fo:language="en" fo:country="US" style:font-size-asian="6pt" style:font-size-complex="6pt"/>
    </style:style>
    <style:style style:name="Header_20_left" style:display-name="Header left" style:family="paragraph" style:parent-style-name="Standard" style:auto-update="true" style:default-outline-level="" style:class="extra" style:master-page-name="">
      <style:paragraph-properties fo:margin-left="0in" fo:margin-right="0in" fo:line-height="100%" fo:text-align="start" style:justify-single-word="false" fo:text-indent="0in" style:auto-text-indent="false" style:page-number="auto" fo:padding="0in" fo:border-left="none" fo:border-right="none" fo:border-top="0.51pt solid #000000" fo:border-bottom="0.51pt solid #000000" style:shadow="none" text:number-lines="false" text:line-number="0">
        <style:tab-stops>
          <style:tab-stop style:position="0.4925in"/>
          <style:tab-stop style:position="3.75in" style:type="center"/>
          <style:tab-stop style:position="7.5in" style:type="right"/>
        </style:tab-stops>
      </style:paragraph-properties>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1"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Header_20_right" style:display-name="Header right" style:family="paragraph" style:parent-style-name="Header" style:auto-update="true" style:class="extra">
      <style:paragraph-properties fo:text-align="end" style:justify-single-word="false" fo:padding="0.0201in" fo:border-left="none" fo:border-right="none" fo:border-top="0.51pt solid #000000" fo:border-bottom="0.51pt solid #000000" style:shadow="none" text:number-lines="true" text:line-number="1" style:join-border="false">
        <style:tab-stops>
          <style:tab-stop style:position="2.5in" style:type="center"/>
          <style:tab-stop style:position="5in" style:type="right"/>
        </style:tab-stops>
      </style:paragraph-propertie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font-size-complex="11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system" style:font-pitch-complex="variable" style:font-size-complex="9pt"/>
    </style:style>
    <style:style style:name="No_20_Spacing_20_Char" style:display-name="No Spacing Char" style:family="tex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en" style:country-asian="US" style:language-complex="en" style:country-complex="US"/>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_20_right">
      <style:paragraph-properties fo:text-align="end" style:justify-single-word="false"/>
    </style:style>
    <style:style style:name="MP3" style:family="paragraph" style:parent-style-name="Header_20_left">
      <style:paragraph-properties style:writing-mode="lr-tb"/>
    </style:style>
    <style:style style:name="MT1" style:family="text">
      <style:text-properties style:font-name="DejaVu Sans" fo:font-size="10pt" fo:language="en" fo:country="US" style:font-name-asian="DejaVu Sans1" style:font-size-asian="10pt" style:font-name-complex="DejaVu Sans1" style:font-size-complex="10pt"/>
    </style:style>
    <style:style style:name="MT2" style:family="text">
      <style:text-properties style:font-name="DejaVu Sans" fo:font-size="10pt" style:font-size-asian="10pt" style:font-size-complex="10pt"/>
    </style:style>
    <style:style style:name="MT3" style:family="text">
      <style:text-properties style:font-name="DejaVu Sans" fo:font-size="10pt" style:font-name-asian="DejaVu Sans1" style:font-size-asian="10pt" style:font-name-complex="DejaVu Sans1" style:font-size-complex="10pt"/>
    </style:style>
    <style:style style:name="MT4" style:family="text">
      <style:text-properties style:language-asian="zh" style:country-asian="CN" style:language-complex="ar" style:country-complex="SA"/>
    </style:style>
    <style:style style:name="MT5" style:family="text">
      <style:text-properties style:use-window-font-color="true" loext:opacity="0%" style:font-name="DejaVu Sans" fo:font-size="10pt" style:letter-kerning="true" style:font-name-asian="DejaVu Sans1" style:font-size-asian="10pt" style:language-asian="zh" style:country-asian="CN" style:font-name-complex="DejaVu Sans1" style:font-size-complex="10pt" style:language-complex="ar" style:country-complex="SA"/>
    </style:style>
    <style:style style:name="MT6" style:family="text">
      <style:text-properties style:use-window-font-color="true" loext:opacity="0%" style:font-name="DejaVu Sans" fo:font-size="10pt" officeooo:rsid="0000f3ed" style:letter-kerning="true" style:font-name-asian="DejaVu Sans1" style:font-size-asian="10pt" style:language-asian="zh" style:country-asian="CN" style:font-name-complex="DejaVu Sans1" style:font-size-complex="10pt" style:language-complex="ar" style:country-complex="SA"/>
    </style:style>
    <style:page-layout style:name="Mpm1">
      <style:page-layout-properties fo:page-width="6in" fo:page-height="9in" style:num-format="1"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6in" fo:page-height="9in" style:num-format="1" style:print-orientation="portrait" fo:margin-top="2in" fo:margin-bottom="2in" fo:margin-left="1in" fo:margin-right="1in" style:writing-mode="lr-tb" style:layout-grid-color="#c0c0c0" style:layout-grid-lines="72"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 style:print-orientation="portrait" fo:margin-top="0.5in" fo:margin-bottom="0.5in" fo:margin-left="0.5in" fo:margin-right="0.5in" style:writing-mode="lr-tb" style:layout-grid-color="#c0c0c0" style:layout-grid-lines="3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mirrored">
      <style:page-layout-properties fo:page-width="6in" fo:page-height="9in" style:num-format="1" style:print-orientation="portrait" fo:margin-top="0.5in" fo:margin-bottom="0.5in" fo:margin-left="0.75in" fo:margin-right="0.5in" style:writing-mode="lr-tb" style:layout-grid-color="#c0c0c0" style:layout-grid-lines="4" style:layout-grid-base-height="0.25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ackground-color="transparent" style:dynamic-spacing="false" draw:fill="none" draw:fill-color="#729fcf"/>
      </style:header-style>
      <style:footer-style/>
    </style:page-layout>
    <style:page-layout style:name="Mpm5" style:page-usage="mirrored">
      <style:page-layout-properties fo:page-width="6in" fo:page-height="9in" style:num-format="1" style:print-orientation="portrait" fo:margin-top="0.5in" fo:margin-bottom="0.5in" fo:margin-left="0.75in" fo:margin-right="0.5in" fo:border="none" fo:padding="0in" style:writing-mode="lr-tb" style:layout-grid-color="#c0c0c0" style:layout-grid-lines="109" style:layout-grid-base-height="0.0693in" style:layout-grid-ruby-height="0in" style:layout-grid-mode="none" style:layout-grid-ruby-below="false" style:layout-grid-print="false" style:layout-grid-display="false" style:layout-grid-base-width="0.1528in" style:layout-grid-snap-to="true" style:footnote-max-height="0in" loext:margin-gutter="0.25in">
        <style:footnote-sep style:width="0.0071in" style:distance-before-sep="0.0398in" style:distance-after-sep="0.0398in" style:line-style="solid" style:adjustment="left" style:rel-width="25%" style:color="#000000"/>
      </style:page-layout-properties>
      <style:header-style>
        <style:header-footer-properties svg:height="0.4in" fo:margin-left="0in" fo:margin-right="0in" fo:margin-bottom="0.2in" fo:border="none" fo:padding="0in" fo:background-color="transparent" style:dynamic-spacing="false" draw:fill="none" draw:fill-color="#729fcf"/>
      </style:header-style>
      <style:footer-style/>
    </style:page-layout>
    <style:page-layout style:name="Mpm6">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_36_x9_5f_default_5f_blank_5f_page" style:display-name="6x9_default_blank_page" style:page-layout-name="Mpm3" draw:style-name="Mdp1"/>
    <style:master-page style:name="Converted3" style:page-layout-name="Mpm4" draw:style-name="Mdp1" style:next-style-name="_36_x9_5f_default_5f_blank_5f_page">
      <style:header>
        <text:p text:style-name="MP1">Mental Dimensions <text:s text:c="2"/>∞ <text:s text:c="2"/><text:page-number text:select-page="current">0</text:page-number></text:p>
      </style:header>
      <style:header-left>
        <text:p text:style-name="Header_20_left"><text:page-number text:select-page="current">0</text:page-number><text:s text:c="3"/><text:span text:style-name="MT1">∞ <text:s text:c="2"/></text:span>Andrew G. Alt</text:p>
      </style:header-left>
    </style:master-page>
    <style:master-page style:name="_36_x9_5f_book_5f_body" style:display-name="6x9_book_body" style:page-layout-name="Mpm5" draw:style-name="Mdp1">
      <style:header>
        <text:p text:style-name="MP2"><text:span text:style-name="MT2">Mental Dimensions <text:s text:c="2"/></text:span><text:span text:style-name="MT3">∞ <text:s text:c="2"/></text:span><text:span text:style-name="MT3"><text:page-number text:select-page="current">129</text:page-number></text:span></text:p>
      </style:header>
      <style:header-left>
        <text:p text:style-name="MP3"><text:span text:style-name="MT3"><text:page-number text:select-page="current">128</text:page-number></text:span><text:span text:style-name="MT3"><text:s text:c="3"/>∞ <text:s text:c="2"/></text:span><text:span text:style-name="MT4">Andrew</text:span><text:span text:style-name="MT5"> G. Al</text:span><text:span text:style-name="MT6">t</text:span></text:p>
      </style:header-left>
      <style:header-first>
        <text:p text:style-name="MP2"><text:span text:style-name="MT2">Mental Dimensions <text:s text:c="2"/></text:span><text:span text:style-name="MT3">∞ <text:s text:c="2"/></text:span><text:span text:style-name="MT3"><text:page-number text:select-page="current">1</text:page-number></text:span></text:p>
      </style:header-first>
    </style:master-page>
    <style:master-page style:name="First_20_Page" style:display-name="First Page" style:page-layout-name="Mpm6" draw:style-name="Mdp1" style:next-style-name="Standard"/>
    <style:master-page style:name="Left_20_Page" style:display-name="Left Page" style:page-layout-name="Mpm7" draw:style-name="Mdp1" style:next-style-name="Right_20_Page"/>
    <style:master-page style:name="Right_20_Page" style:display-name="Right Page" style:page-layout-name="Mpm8" draw:style-name="Mdp1" style:next-style-name="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30T10:47:00</meta:creation-date>
    <meta:initial-creator>amazon</meta:initial-creator>
    <dc:language>en-US</dc:language>
    <dc:date>2022-05-04T14:02:40.112557297</dc:date>
    <meta:editing-cycles>192</meta:editing-cycles>
    <meta:editing-duration>PT10H59M20S</meta:editing-duration>
    <meta:generator>LibreOffice/7.2.6.2$Linux_X86_64 LibreOffice_project/20$Build-2</meta:generator>
    <dc:creator>Andrew Alt</dc:creator>
    <meta:document-statistic meta:table-count="4" meta:image-count="0" meta:object-count="0" meta:page-count="137" meta:paragraph-count="583" meta:word-count="19797" meta:character-count="111005" meta:non-whitespace-character-count="91661"/>
    <meta:user-defined meta:name="AppVersion">15.0000</meta:user-defined>
  </office:meta>
</office:document-meta>
</file>

<file path=VersionList.xml><?xml version="1.0" encoding="utf-8"?>
<VL:version-list xmlns:dc="http://purl.org/dc/elements/1.1/" xmlns:VL="http://openoffice.org/2001/versions-list">
  <VL:version-entry VL:title="Version1" VL:comment="Automatically saved version" VL:creator="Andrew Alt" dc:date-time="2022-05-01T15:46:56"/>
</VL:version-list>
</file>